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66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color="#0084d1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0084d1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99ffff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333333"/>
      <style:text-properties fo:color="#808080" fo:font-weight="bold" style:font-weight-asian="bold" style:font-weight-complex="bold"/>
    </style:style>
    <style:style style:name="ce21" style:family="table-cell" style:parent-style-name="Default">
      <style:table-cell-properties fo:background-color="#333333"/>
      <style:text-properties fo:color="#cccccc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7689in" svg:height="5.8063in" svg:x="2.8028in" svg:y="2.0055in">
            <draw:object draw:notify-on-update-of-ranges="Sheet1.B7:Sheet1.B7 Sheet1.D7:Sheet1.BP7 Sheet1.B8:Sheet1.B8 Sheet1.D8:Sheet1.BP8 Sheet1.B9:Sheet1.B9 Sheet1.D9:Sheet1.BP9 Sheet1.B10:Sheet1.B10 Sheet1.D10:Sheet1.BP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3" table:number-columns-repeated="65" table:default-cell-style-name="Default"/>
        <table:table-column table:style-name="co1" table:number-columns-repeated="956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cost_factor:</text:p>
          </table:table-cell>
          <table:table-cell table:style-name="ce9" office:value-type="float" office:value="1.75" calcext:value-type="float">
            <text:p>1.75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mult_base</text:p>
          </table:table-cell>
          <table:table-cell table:style-name="ce15" table:formula="of:=[.D6]*[.$C$3]" office:value-type="float" office:value="0" calcext:value-type="float">
            <text:p>0</text:p>
          </table:table-cell>
          <table:table-cell table:style-name="ce15" table:formula="of:=[.E6]*[.$C$3]" office:value-type="float" office:value="1.75" calcext:value-type="float">
            <text:p>1.75</text:p>
          </table:table-cell>
          <table:table-cell table:style-name="ce15" table:formula="of:=[.F6]*[.$C$3]" office:value-type="float" office:value="3.5" calcext:value-type="float">
            <text:p>3.5</text:p>
          </table:table-cell>
          <table:table-cell table:style-name="ce15" table:formula="of:=[.G6]*[.$C$3]" office:value-type="float" office:value="5.25" calcext:value-type="float">
            <text:p>5.25</text:p>
          </table:table-cell>
          <table:table-cell table:style-name="ce15" table:formula="of:=[.H6]*[.$C$3]" office:value-type="float" office:value="7" calcext:value-type="float">
            <text:p>7</text:p>
          </table:table-cell>
          <table:table-cell table:style-name="ce15" table:formula="of:=[.I6]*[.$C$3]" office:value-type="float" office:value="8.75" calcext:value-type="float">
            <text:p>8.75</text:p>
          </table:table-cell>
          <table:table-cell table:style-name="ce15" table:formula="of:=[.J6]*[.$C$3]" office:value-type="float" office:value="10.5" calcext:value-type="float">
            <text:p>10.5</text:p>
          </table:table-cell>
          <table:table-cell table:style-name="ce15" table:formula="of:=[.K6]*[.$C$3]" office:value-type="float" office:value="12.25" calcext:value-type="float">
            <text:p>12.25</text:p>
          </table:table-cell>
          <table:table-cell table:style-name="ce15" table:formula="of:=[.L6]*[.$C$3]" office:value-type="float" office:value="14" calcext:value-type="float">
            <text:p>14</text:p>
          </table:table-cell>
          <table:table-cell table:style-name="ce15" table:formula="of:=[.M6]*[.$C$3]" office:value-type="float" office:value="15.75" calcext:value-type="float">
            <text:p>15.75</text:p>
          </table:table-cell>
          <table:table-cell table:style-name="ce15" table:formula="of:=[.N6]*[.$C$3]" office:value-type="float" office:value="17.5" calcext:value-type="float">
            <text:p>17.5</text:p>
          </table:table-cell>
          <table:table-cell table:style-name="ce15" table:formula="of:=[.O6]*[.$C$3]" office:value-type="float" office:value="19.25" calcext:value-type="float">
            <text:p>19.25</text:p>
          </table:table-cell>
          <table:table-cell table:style-name="ce15" table:formula="of:=[.P6]*[.$C$3]" office:value-type="float" office:value="21" calcext:value-type="float">
            <text:p>21</text:p>
          </table:table-cell>
          <table:table-cell table:style-name="ce15" table:formula="of:=[.Q6]*[.$C$3]" office:value-type="float" office:value="22.75" calcext:value-type="float">
            <text:p>22.75</text:p>
          </table:table-cell>
          <table:table-cell table:style-name="ce15" table:formula="of:=[.R6]*[.$C$3]" office:value-type="float" office:value="24.5" calcext:value-type="float">
            <text:p>24.5</text:p>
          </table:table-cell>
          <table:table-cell table:style-name="ce15" table:formula="of:=[.S6]*[.$C$3]" office:value-type="float" office:value="26.25" calcext:value-type="float">
            <text:p>26.25</text:p>
          </table:table-cell>
          <table:table-cell table:style-name="ce15" table:formula="of:=[.T6]*[.$C$3]" office:value-type="float" office:value="28" calcext:value-type="float">
            <text:p>28</text:p>
          </table:table-cell>
          <table:table-cell table:style-name="ce15" table:formula="of:=[.U6]*[.$C$3]" office:value-type="float" office:value="29.75" calcext:value-type="float">
            <text:p>29.75</text:p>
          </table:table-cell>
          <table:table-cell table:style-name="ce15" table:formula="of:=[.V6]*[.$C$3]" office:value-type="float" office:value="31.5" calcext:value-type="float">
            <text:p>31.5</text:p>
          </table:table-cell>
          <table:table-cell table:style-name="ce15" table:formula="of:=[.W6]*[.$C$3]" office:value-type="float" office:value="33.25" calcext:value-type="float">
            <text:p>33.25</text:p>
          </table:table-cell>
          <table:table-cell table:style-name="ce15" table:formula="of:=[.X6]*[.$C$3]" office:value-type="float" office:value="35" calcext:value-type="float">
            <text:p>35</text:p>
          </table:table-cell>
          <table:table-cell table:style-name="ce15" table:formula="of:=[.Y6]*[.$C$3]" office:value-type="float" office:value="36.75" calcext:value-type="float">
            <text:p>36.75</text:p>
          </table:table-cell>
          <table:table-cell table:style-name="ce15" table:formula="of:=[.Z6]*[.$C$3]" office:value-type="float" office:value="38.5" calcext:value-type="float">
            <text:p>38.5</text:p>
          </table:table-cell>
          <table:table-cell table:style-name="ce15" table:formula="of:=[.AA6]*[.$C$3]" office:value-type="float" office:value="40.25" calcext:value-type="float">
            <text:p>40.25</text:p>
          </table:table-cell>
          <table:table-cell table:style-name="ce15" table:formula="of:=[.AB6]*[.$C$3]" office:value-type="float" office:value="42" calcext:value-type="float">
            <text:p>42</text:p>
          </table:table-cell>
          <table:table-cell table:style-name="ce15" table:formula="of:=[.AC6]*[.$C$3]" office:value-type="float" office:value="43.75" calcext:value-type="float">
            <text:p>43.75</text:p>
          </table:table-cell>
          <table:table-cell table:style-name="ce15" table:formula="of:=[.AD6]*[.$C$3]" office:value-type="float" office:value="45.5" calcext:value-type="float">
            <text:p>45.5</text:p>
          </table:table-cell>
          <table:table-cell table:style-name="ce15" table:formula="of:=[.AE6]*[.$C$3]" office:value-type="float" office:value="47.25" calcext:value-type="float">
            <text:p>47.25</text:p>
          </table:table-cell>
          <table:table-cell table:style-name="ce15" table:formula="of:=[.AF6]*[.$C$3]" office:value-type="float" office:value="49" calcext:value-type="float">
            <text:p>49</text:p>
          </table:table-cell>
          <table:table-cell table:style-name="ce15" table:formula="of:=[.AG6]*[.$C$3]" office:value-type="float" office:value="50.75" calcext:value-type="float">
            <text:p>50.75</text:p>
          </table:table-cell>
          <table:table-cell table:style-name="ce15" table:formula="of:=[.AH6]*[.$C$3]" office:value-type="float" office:value="52.5" calcext:value-type="float">
            <text:p>52.5</text:p>
          </table:table-cell>
          <table:table-cell table:style-name="ce15" table:formula="of:=[.AI6]*[.$C$3]" office:value-type="float" office:value="54.25" calcext:value-type="float">
            <text:p>54.25</text:p>
          </table:table-cell>
          <table:table-cell table:style-name="ce15" table:formula="of:=[.AJ6]*[.$C$3]" office:value-type="float" office:value="56" calcext:value-type="float">
            <text:p>56</text:p>
          </table:table-cell>
          <table:table-cell table:style-name="ce15" table:formula="of:=[.AK6]*[.$C$3]" office:value-type="float" office:value="57.75" calcext:value-type="float">
            <text:p>57.75</text:p>
          </table:table-cell>
          <table:table-cell table:style-name="ce15" table:formula="of:=[.AL6]*[.$C$3]" office:value-type="float" office:value="59.5" calcext:value-type="float">
            <text:p>59.5</text:p>
          </table:table-cell>
          <table:table-cell table:style-name="ce15" table:formula="of:=[.AM6]*[.$C$3]" office:value-type="float" office:value="61.25" calcext:value-type="float">
            <text:p>61.25</text:p>
          </table:table-cell>
          <table:table-cell table:style-name="ce15" table:formula="of:=[.AN6]*[.$C$3]" office:value-type="float" office:value="63" calcext:value-type="float">
            <text:p>63</text:p>
          </table:table-cell>
          <table:table-cell table:style-name="ce15" table:formula="of:=[.AO6]*[.$C$3]" office:value-type="float" office:value="64.75" calcext:value-type="float">
            <text:p>64.75</text:p>
          </table:table-cell>
          <table:table-cell table:style-name="ce15" table:formula="of:=[.AP6]*[.$C$3]" office:value-type="float" office:value="66.5" calcext:value-type="float">
            <text:p>66.5</text:p>
          </table:table-cell>
          <table:table-cell table:style-name="ce15" table:formula="of:=[.AQ6]*[.$C$3]" office:value-type="float" office:value="68.25" calcext:value-type="float">
            <text:p>68.25</text:p>
          </table:table-cell>
          <table:table-cell table:style-name="ce15" table:formula="of:=[.AR6]*[.$C$3]" office:value-type="float" office:value="70" calcext:value-type="float">
            <text:p>70</text:p>
          </table:table-cell>
          <table:table-cell table:style-name="ce15" table:formula="of:=[.AS6]*[.$C$3]" office:value-type="float" office:value="71.75" calcext:value-type="float">
            <text:p>71.75</text:p>
          </table:table-cell>
          <table:table-cell table:style-name="ce15" table:formula="of:=[.AT6]*[.$C$3]" office:value-type="float" office:value="73.5" calcext:value-type="float">
            <text:p>73.5</text:p>
          </table:table-cell>
          <table:table-cell table:style-name="ce15" table:formula="of:=[.AU6]*[.$C$3]" office:value-type="float" office:value="75.25" calcext:value-type="float">
            <text:p>75.25</text:p>
          </table:table-cell>
          <table:table-cell table:style-name="ce15" table:formula="of:=[.AV6]*[.$C$3]" office:value-type="float" office:value="77" calcext:value-type="float">
            <text:p>77</text:p>
          </table:table-cell>
          <table:table-cell table:style-name="ce15" table:formula="of:=[.AW6]*[.$C$3]" office:value-type="float" office:value="78.75" calcext:value-type="float">
            <text:p>78.75</text:p>
          </table:table-cell>
          <table:table-cell table:style-name="ce15" table:formula="of:=[.AX6]*[.$C$3]" office:value-type="float" office:value="80.5" calcext:value-type="float">
            <text:p>80.5</text:p>
          </table:table-cell>
          <table:table-cell table:style-name="ce15" table:formula="of:=[.AY6]*[.$C$3]" office:value-type="float" office:value="82.25" calcext:value-type="float">
            <text:p>82.25</text:p>
          </table:table-cell>
          <table:table-cell table:style-name="ce15" table:formula="of:=[.AZ6]*[.$C$3]" office:value-type="float" office:value="84" calcext:value-type="float">
            <text:p>84</text:p>
          </table:table-cell>
          <table:table-cell table:style-name="ce15" table:formula="of:=[.BA6]*[.$C$3]" office:value-type="float" office:value="85.75" calcext:value-type="float">
            <text:p>85.75</text:p>
          </table:table-cell>
          <table:table-cell table:style-name="ce15" table:formula="of:=[.BB6]*[.$C$3]" office:value-type="float" office:value="87.5" calcext:value-type="float">
            <text:p>87.5</text:p>
          </table:table-cell>
          <table:table-cell table:style-name="ce15" table:formula="of:=[.BC6]*[.$C$3]" office:value-type="float" office:value="89.25" calcext:value-type="float">
            <text:p>89.25</text:p>
          </table:table-cell>
          <table:table-cell table:style-name="ce15" table:formula="of:=[.BD6]*[.$C$3]" office:value-type="float" office:value="91" calcext:value-type="float">
            <text:p>91</text:p>
          </table:table-cell>
          <table:table-cell table:style-name="ce15" table:formula="of:=[.BE6]*[.$C$3]" office:value-type="float" office:value="92.75" calcext:value-type="float">
            <text:p>92.75</text:p>
          </table:table-cell>
          <table:table-cell table:style-name="ce15" table:formula="of:=[.BF6]*[.$C$3]" office:value-type="float" office:value="94.5" calcext:value-type="float">
            <text:p>94.5</text:p>
          </table:table-cell>
          <table:table-cell table:style-name="ce15" table:formula="of:=[.BG6]*[.$C$3]" office:value-type="float" office:value="96.25" calcext:value-type="float">
            <text:p>96.25</text:p>
          </table:table-cell>
          <table:table-cell table:style-name="ce15" table:formula="of:=[.BH6]*[.$C$3]" office:value-type="float" office:value="98" calcext:value-type="float">
            <text:p>98</text:p>
          </table:table-cell>
          <table:table-cell table:style-name="ce15" table:formula="of:=[.BI6]*[.$C$3]" office:value-type="float" office:value="99.75" calcext:value-type="float">
            <text:p>99.75</text:p>
          </table:table-cell>
          <table:table-cell table:style-name="ce15" table:formula="of:=[.BJ6]*[.$C$3]" office:value-type="float" office:value="101.5" calcext:value-type="float">
            <text:p>101.5</text:p>
          </table:table-cell>
          <table:table-cell table:style-name="ce15" table:formula="of:=[.BK6]*[.$C$3]" office:value-type="float" office:value="103.25" calcext:value-type="float">
            <text:p>103.25</text:p>
          </table:table-cell>
          <table:table-cell table:style-name="ce15" table:formula="of:=[.BL6]*[.$C$3]" office:value-type="float" office:value="105" calcext:value-type="float">
            <text:p>105</text:p>
          </table:table-cell>
          <table:table-cell table:style-name="ce15" table:formula="of:=[.BM6]*[.$C$3]" office:value-type="float" office:value="106.75" calcext:value-type="float">
            <text:p>106.75</text:p>
          </table:table-cell>
          <table:table-cell table:style-name="ce15" table:formula="of:=[.BN6]*[.$C$3]" office:value-type="float" office:value="108.5" calcext:value-type="float">
            <text:p>108.5</text:p>
          </table:table-cell>
          <table:table-cell table:style-name="ce15" table:formula="of:=[.BO6]*[.$C$3]" office:value-type="float" office:value="110.25" calcext:value-type="float">
            <text:p>110.25</text:p>
          </table:table-cell>
          <table:table-cell table:style-name="ce15" table:formula="of:=[.BP6]*[.$C$3]" office:value-type="float" office:value="112" calcext:value-type="float">
            <text:p>112</text:p>
          </table:table-cell>
          <table:table-cell table:number-columns-repeated="956"/>
        </table:table-row>
        <table:table-row table:style-name="ro1">
          <table:table-cell table:style-name="ce2"/>
          <table:table-cell table:style-name="ce6"/>
          <table:table-cell office:value-type="string" calcext:value-type="string">
            <text:p>mult_exp</text:p>
          </table:table-cell>
          <table:table-cell table:style-name="ce16" table:formula="of:=([.D6]*3.14)^2" office:value-type="float" office:value="0" calcext:value-type="float">
            <text:p>0</text:p>
          </table:table-cell>
          <table:table-cell table:style-name="ce16" table:formula="of:=([.E6]*3.14)^2" office:value-type="float" office:value="9.8596" calcext:value-type="float">
            <text:p>9.8596</text:p>
          </table:table-cell>
          <table:table-cell table:style-name="ce16" table:formula="of:=([.F6]*3.14)^2" office:value-type="float" office:value="39.4384" calcext:value-type="float">
            <text:p>39.4384</text:p>
          </table:table-cell>
          <table:table-cell table:style-name="ce16" table:formula="of:=([.G6]*3.14)^2" office:value-type="float" office:value="88.7364" calcext:value-type="float">
            <text:p>88.7364</text:p>
          </table:table-cell>
          <table:table-cell table:style-name="ce16" table:formula="of:=([.H6]*3.14)^2" office:value-type="float" office:value="157.7536" calcext:value-type="float">
            <text:p>157.7536</text:p>
          </table:table-cell>
          <table:table-cell table:style-name="ce16" table:formula="of:=([.I6]*3.14)^2" office:value-type="float" office:value="246.49" calcext:value-type="float">
            <text:p>246.49</text:p>
          </table:table-cell>
          <table:table-cell table:style-name="ce16" table:formula="of:=([.J6]*3.14)^2" office:value-type="float" office:value="354.9456" calcext:value-type="float">
            <text:p>354.9456</text:p>
          </table:table-cell>
          <table:table-cell table:style-name="ce16" table:formula="of:=([.K6]*3.14)^2" office:value-type="float" office:value="483.1204" calcext:value-type="float">
            <text:p>483.1204</text:p>
          </table:table-cell>
          <table:table-cell table:style-name="ce16" table:formula="of:=([.L6]*3.14)^2" office:value-type="float" office:value="631.0144" calcext:value-type="float">
            <text:p>631.0144</text:p>
          </table:table-cell>
          <table:table-cell table:style-name="ce16" table:formula="of:=([.M6]*3.14)^2" office:value-type="float" office:value="798.6276" calcext:value-type="float">
            <text:p>798.6276</text:p>
          </table:table-cell>
          <table:table-cell table:style-name="ce16" table:formula="of:=([.N6]*3.14)^2" office:value-type="float" office:value="985.96" calcext:value-type="float">
            <text:p>985.96</text:p>
          </table:table-cell>
          <table:table-cell table:style-name="ce16" table:formula="of:=([.O6]*3.14)^2" office:value-type="float" office:value="1193.0116" calcext:value-type="float">
            <text:p>1193.0116</text:p>
          </table:table-cell>
          <table:table-cell table:style-name="ce16" table:formula="of:=([.P6]*3.14)^2" office:value-type="float" office:value="1419.7824" calcext:value-type="float">
            <text:p>1419.7824</text:p>
          </table:table-cell>
          <table:table-cell table:style-name="ce16" table:formula="of:=([.Q6]*3.14)^2" office:value-type="float" office:value="1666.2724" calcext:value-type="float">
            <text:p>1666.2724</text:p>
          </table:table-cell>
          <table:table-cell table:style-name="ce16" table:formula="of:=([.R6]*3.14)^2" office:value-type="float" office:value="1932.4816" calcext:value-type="float">
            <text:p>1932.4816</text:p>
          </table:table-cell>
          <table:table-cell table:style-name="ce16" table:formula="of:=([.S6]*3.14)^2" office:value-type="float" office:value="2218.41" calcext:value-type="float">
            <text:p>2218.41</text:p>
          </table:table-cell>
          <table:table-cell table:style-name="ce16" table:formula="of:=([.T6]*3.14)^2" office:value-type="float" office:value="2524.0576" calcext:value-type="float">
            <text:p>2524.0576</text:p>
          </table:table-cell>
          <table:table-cell table:style-name="ce16" table:formula="of:=([.U6]*3.14)^2" office:value-type="float" office:value="2849.4244" calcext:value-type="float">
            <text:p>2849.4244</text:p>
          </table:table-cell>
          <table:table-cell table:style-name="ce16" table:formula="of:=([.V6]*3.14)^2" office:value-type="float" office:value="3194.5104" calcext:value-type="float">
            <text:p>3194.5104</text:p>
          </table:table-cell>
          <table:table-cell table:style-name="ce16" table:formula="of:=([.W6]*3.14)^2" office:value-type="float" office:value="3559.3156" calcext:value-type="float">
            <text:p>3559.3156</text:p>
          </table:table-cell>
          <table:table-cell table:style-name="ce16" table:formula="of:=([.X6]*3.14)^2" office:value-type="float" office:value="3943.84" calcext:value-type="float">
            <text:p>3943.84</text:p>
          </table:table-cell>
          <table:table-cell table:style-name="ce16" table:formula="of:=([.Y6]*3.14)^2" office:value-type="float" office:value="4348.0836" calcext:value-type="float">
            <text:p>4348.0836</text:p>
          </table:table-cell>
          <table:table-cell table:style-name="ce16" table:formula="of:=([.Z6]*3.14)^2" office:value-type="float" office:value="4772.0464" calcext:value-type="float">
            <text:p>4772.0464</text:p>
          </table:table-cell>
          <table:table-cell table:style-name="ce16" table:formula="of:=([.AA6]*3.14)^2" office:value-type="float" office:value="5215.7284" calcext:value-type="float">
            <text:p>5215.7284</text:p>
          </table:table-cell>
          <table:table-cell table:style-name="ce16" table:formula="of:=([.AB6]*3.14)^2" office:value-type="float" office:value="5679.1296" calcext:value-type="float">
            <text:p>5679.1296</text:p>
          </table:table-cell>
          <table:table-cell table:style-name="ce16" table:formula="of:=([.AC6]*3.14)^2" office:value-type="float" office:value="6162.25" calcext:value-type="float">
            <text:p>6162.25</text:p>
          </table:table-cell>
          <table:table-cell table:style-name="ce16" table:formula="of:=([.AD6]*3.14)^2" office:value-type="float" office:value="6665.0896" calcext:value-type="float">
            <text:p>6665.0896</text:p>
          </table:table-cell>
          <table:table-cell table:style-name="ce16" table:formula="of:=([.AE6]*3.14)^2" office:value-type="float" office:value="7187.6484" calcext:value-type="float">
            <text:p>7187.6484</text:p>
          </table:table-cell>
          <table:table-cell table:style-name="ce16" table:formula="of:=([.AF6]*3.14)^2" office:value-type="float" office:value="7729.9264" calcext:value-type="float">
            <text:p>7729.9264</text:p>
          </table:table-cell>
          <table:table-cell table:style-name="ce16" table:formula="of:=([.AG6]*3.14)^2" office:value-type="float" office:value="8291.9236" calcext:value-type="float">
            <text:p>8291.9236</text:p>
          </table:table-cell>
          <table:table-cell table:style-name="ce16" table:formula="of:=([.AH6]*3.14)^2" office:value-type="float" office:value="8873.64" calcext:value-type="float">
            <text:p>8873.64</text:p>
          </table:table-cell>
          <table:table-cell table:style-name="ce16" table:formula="of:=([.AI6]*3.14)^2" office:value-type="float" office:value="9475.0756" calcext:value-type="float">
            <text:p>9475.0756</text:p>
          </table:table-cell>
          <table:table-cell table:style-name="ce16" table:formula="of:=([.AJ6]*3.14)^2" office:value-type="float" office:value="10096.2304" calcext:value-type="float">
            <text:p>10096.2304</text:p>
          </table:table-cell>
          <table:table-cell table:style-name="ce16" table:formula="of:=([.AK6]*3.14)^2" office:value-type="float" office:value="10737.1044" calcext:value-type="float">
            <text:p>10737.1044</text:p>
          </table:table-cell>
          <table:table-cell table:style-name="ce16" table:formula="of:=([.AL6]*3.14)^2" office:value-type="float" office:value="11397.6976" calcext:value-type="float">
            <text:p>11397.6976</text:p>
          </table:table-cell>
          <table:table-cell table:style-name="ce16" table:formula="of:=([.AM6]*3.14)^2" office:value-type="float" office:value="12078.01" calcext:value-type="float">
            <text:p>12078.01</text:p>
          </table:table-cell>
          <table:table-cell table:style-name="ce16" table:formula="of:=([.AN6]*3.14)^2" office:value-type="float" office:value="12778.0416" calcext:value-type="float">
            <text:p>12778.0416</text:p>
          </table:table-cell>
          <table:table-cell table:style-name="ce16" table:formula="of:=([.AO6]*3.14)^2" office:value-type="float" office:value="13497.7924" calcext:value-type="float">
            <text:p>13497.7924</text:p>
          </table:table-cell>
          <table:table-cell table:style-name="ce16" table:formula="of:=([.AP6]*3.14)^2" office:value-type="float" office:value="14237.2624" calcext:value-type="float">
            <text:p>14237.2624</text:p>
          </table:table-cell>
          <table:table-cell table:style-name="ce16" table:formula="of:=([.AQ6]*3.14)^2" office:value-type="float" office:value="14996.4516" calcext:value-type="float">
            <text:p>14996.4516</text:p>
          </table:table-cell>
          <table:table-cell table:style-name="ce16" table:formula="of:=([.AR6]*3.14)^2" office:value-type="float" office:value="15775.36" calcext:value-type="float">
            <text:p>15775.36</text:p>
          </table:table-cell>
          <table:table-cell table:style-name="ce16" table:formula="of:=([.AS6]*3.14)^2" office:value-type="float" office:value="16573.9876" calcext:value-type="float">
            <text:p>16573.9876</text:p>
          </table:table-cell>
          <table:table-cell table:style-name="ce16" table:formula="of:=([.AT6]*3.14)^2" office:value-type="float" office:value="17392.3344" calcext:value-type="float">
            <text:p>17392.3344</text:p>
          </table:table-cell>
          <table:table-cell table:style-name="ce16" table:formula="of:=([.AU6]*3.14)^2" office:value-type="float" office:value="18230.4004" calcext:value-type="float">
            <text:p>18230.4004</text:p>
          </table:table-cell>
          <table:table-cell table:style-name="ce16" table:formula="of:=([.AV6]*3.14)^2" office:value-type="float" office:value="19088.1856" calcext:value-type="float">
            <text:p>19088.1856</text:p>
          </table:table-cell>
          <table:table-cell table:style-name="ce16" table:formula="of:=([.AW6]*3.14)^2" office:value-type="float" office:value="19965.69" calcext:value-type="float">
            <text:p>19965.69</text:p>
          </table:table-cell>
          <table:table-cell table:style-name="ce16" table:formula="of:=([.AX6]*3.14)^2" office:value-type="float" office:value="20862.9136" calcext:value-type="float">
            <text:p>20862.9136</text:p>
          </table:table-cell>
          <table:table-cell table:style-name="ce16" table:formula="of:=([.AY6]*3.14)^2" office:value-type="float" office:value="21779.8564" calcext:value-type="float">
            <text:p>21779.8564</text:p>
          </table:table-cell>
          <table:table-cell table:style-name="ce16" table:formula="of:=([.AZ6]*3.14)^2" office:value-type="float" office:value="22716.5184" calcext:value-type="float">
            <text:p>22716.5184</text:p>
          </table:table-cell>
          <table:table-cell table:style-name="ce16" table:formula="of:=([.BA6]*3.14)^2" office:value-type="float" office:value="23672.8996" calcext:value-type="float">
            <text:p>23672.8996</text:p>
          </table:table-cell>
          <table:table-cell table:style-name="ce16" table:formula="of:=([.BB6]*3.14)^2" office:value-type="float" office:value="24649" calcext:value-type="float">
            <text:p>24649</text:p>
          </table:table-cell>
          <table:table-cell table:style-name="ce16" table:formula="of:=([.BC6]*3.14)^2" office:value-type="float" office:value="25644.8196" calcext:value-type="float">
            <text:p>25644.8196</text:p>
          </table:table-cell>
          <table:table-cell table:style-name="ce16" table:formula="of:=([.BD6]*3.14)^2" office:value-type="float" office:value="26660.3584" calcext:value-type="float">
            <text:p>26660.3584</text:p>
          </table:table-cell>
          <table:table-cell table:style-name="ce16" table:formula="of:=([.BE6]*3.14)^2" office:value-type="float" office:value="27695.6164" calcext:value-type="float">
            <text:p>27695.6164</text:p>
          </table:table-cell>
          <table:table-cell table:style-name="ce16" table:formula="of:=([.BF6]*3.14)^2" office:value-type="float" office:value="28750.5936" calcext:value-type="float">
            <text:p>28750.5936</text:p>
          </table:table-cell>
          <table:table-cell table:style-name="ce16" table:formula="of:=([.BG6]*3.14)^2" office:value-type="float" office:value="29825.29" calcext:value-type="float">
            <text:p>29825.29</text:p>
          </table:table-cell>
          <table:table-cell table:style-name="ce16" table:formula="of:=([.BH6]*3.14)^2" office:value-type="float" office:value="30919.7056" calcext:value-type="float">
            <text:p>30919.7056</text:p>
          </table:table-cell>
          <table:table-cell table:style-name="ce16" table:formula="of:=([.BI6]*3.14)^2" office:value-type="float" office:value="32033.8404" calcext:value-type="float">
            <text:p>32033.8404</text:p>
          </table:table-cell>
          <table:table-cell table:style-name="ce16" table:formula="of:=([.BJ6]*3.14)^2" office:value-type="float" office:value="33167.6944" calcext:value-type="float">
            <text:p>33167.6944</text:p>
          </table:table-cell>
          <table:table-cell table:style-name="ce16" table:formula="of:=([.BK6]*3.14)^2" office:value-type="float" office:value="34321.2676" calcext:value-type="float">
            <text:p>34321.2676</text:p>
          </table:table-cell>
          <table:table-cell table:style-name="ce16" table:formula="of:=([.BL6]*3.14)^2" office:value-type="float" office:value="35494.56" calcext:value-type="float">
            <text:p>35494.56</text:p>
          </table:table-cell>
          <table:table-cell table:style-name="ce16" table:formula="of:=([.BM6]*3.14)^2" office:value-type="float" office:value="36687.5716" calcext:value-type="float">
            <text:p>36687.5716</text:p>
          </table:table-cell>
          <table:table-cell table:style-name="ce16" table:formula="of:=([.BN6]*3.14)^2" office:value-type="float" office:value="37900.3024" calcext:value-type="float">
            <text:p>37900.3024</text:p>
          </table:table-cell>
          <table:table-cell table:style-name="ce16" table:formula="of:=([.BO6]*3.14)^2" office:value-type="float" office:value="39132.7524" calcext:value-type="float">
            <text:p>39132.7524</text:p>
          </table:table-cell>
          <table:table-cell table:style-name="ce16" table:formula="of:=([.BP6]*3.14)^2" office:value-type="float" office:value="40384.9216" calcext:value-type="float">
            <text:p>40384.9216</text:p>
          </table:table-cell>
          <table:table-cell table:style-name="ce20" table:number-columns-repeated="956"/>
        </table:table-row>
        <table:table-row table:style-name="ro1">
          <table:table-cell table:style-name="ce2"/>
          <table:table-cell/>
          <table:table-cell office:value-type="string" calcext:value-type="string">
            <text:p>Cost @ lvl: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1" table:number-columns-repeated="956"/>
        </table:table-row>
        <table:table-row table:style-name="ro1">
          <table:table-cell table:style-name="ce3"/>
          <table:table-cell table:style-name="ce7" office:value-type="string" calcext:value-type="string">
            <text:p>METAL</text:p>
          </table:table-cell>
          <table:table-cell table:style-name="ce12" office:value-type="float" office:value="5" calcext:value-type="float">
            <text:p>5</text:p>
          </table:table-cell>
          <table:table-cell table:style-name="ce18" table:formula="of:=ROUNDUP(([.D4]*[.D5])*[.$C$7])" office:value-type="float" office:value="0" calcext:value-type="float">
            <text:p>0</text:p>
          </table:table-cell>
          <table:table-cell table:style-name="ce18" table:formula="of:=ROUNDUP(([.E4]*[.E5])*[.$C$7])" office:value-type="float" office:value="87" calcext:value-type="float">
            <text:p>87</text:p>
          </table:table-cell>
          <table:table-cell table:style-name="ce18" table:formula="of:=ROUNDUP(([.F4]*[.F5])*[.$C$7])" office:value-type="float" office:value="691" calcext:value-type="float">
            <text:p>691</text:p>
          </table:table-cell>
          <table:table-cell table:style-name="ce18" table:formula="of:=ROUNDUP(([.G4]*[.G5])*[.$C$7])" office:value-type="float" office:value="2330" calcext:value-type="float">
            <text:p>2,330</text:p>
          </table:table-cell>
          <table:table-cell table:style-name="ce18" table:formula="of:=ROUNDUP(([.H4]*[.H5])*[.$C$7])" office:value-type="float" office:value="5522" calcext:value-type="float">
            <text:p>5,522</text:p>
          </table:table-cell>
          <table:table-cell table:style-name="ce18" table:formula="of:=ROUNDUP(([.I4]*[.I5])*[.$C$7])" office:value-type="float" office:value="10784" calcext:value-type="float">
            <text:p>10,784</text:p>
          </table:table-cell>
          <table:table-cell table:style-name="ce18" table:formula="of:=ROUNDUP(([.J4]*[.J5])*[.$C$7])" office:value-type="float" office:value="18635" calcext:value-type="float">
            <text:p>18,635</text:p>
          </table:table-cell>
          <table:table-cell table:style-name="ce18" table:formula="of:=ROUNDUP(([.K4]*[.K5])*[.$C$7])" office:value-type="float" office:value="29592" calcext:value-type="float">
            <text:p>29,592</text:p>
          </table:table-cell>
          <table:table-cell table:style-name="ce18" table:formula="of:=ROUNDUP(([.L4]*[.L5])*[.$C$7])" office:value-type="float" office:value="44172" calcext:value-type="float">
            <text:p>44,172</text:p>
          </table:table-cell>
          <table:table-cell table:style-name="ce18" table:formula="of:=ROUNDUP(([.M4]*[.M5])*[.$C$7])" office:value-type="float" office:value="62892" calcext:value-type="float">
            <text:p>62,892</text:p>
          </table:table-cell>
          <table:table-cell table:style-name="ce18" table:formula="of:=ROUNDUP(([.N4]*[.N5])*[.$C$7])" office:value-type="float" office:value="86272" calcext:value-type="float">
            <text:p>86,272</text:p>
          </table:table-cell>
          <table:table-cell table:style-name="ce18" table:formula="of:=ROUNDUP(([.O4]*[.O5])*[.$C$7])" office:value-type="float" office:value="114828" calcext:value-type="float">
            <text:p>114,828</text:p>
          </table:table-cell>
          <table:table-cell table:style-name="ce18" table:formula="of:=ROUNDUP(([.P4]*[.P5])*[.$C$7])" office:value-type="float" office:value="149078" calcext:value-type="float">
            <text:p>149,078</text:p>
          </table:table-cell>
          <table:table-cell table:style-name="ce18" table:formula="of:=ROUNDUP(([.Q4]*[.Q5])*[.$C$7])" office:value-type="float" office:value="189539" calcext:value-type="float">
            <text:p>189,539</text:p>
          </table:table-cell>
          <table:table-cell table:style-name="ce18" table:formula="of:=ROUNDUP(([.R4]*[.R5])*[.$C$7])" office:value-type="float" office:value="236729" calcext:value-type="float">
            <text:p>236,729</text:p>
          </table:table-cell>
          <table:table-cell table:style-name="ce18" table:formula="of:=ROUNDUP(([.S4]*[.S5])*[.$C$7])" office:value-type="float" office:value="291167" calcext:value-type="float">
            <text:p>291,167</text:p>
          </table:table-cell>
          <table:table-cell table:style-name="ce18" table:formula="of:=ROUNDUP(([.T4]*[.T5])*[.$C$7])" office:value-type="float" office:value="353369" calcext:value-type="float">
            <text:p>353,369</text:p>
          </table:table-cell>
          <table:table-cell table:style-name="ce18" table:formula="of:=ROUNDUP(([.U4]*[.U5])*[.$C$7])" office:value-type="float" office:value="423852" calcext:value-type="float">
            <text:p>423,852</text:p>
          </table:table-cell>
          <table:table-cell table:style-name="ce18" table:formula="of:=ROUNDUP(([.V4]*[.V5])*[.$C$7])" office:value-type="float" office:value="503136" calcext:value-type="float">
            <text:p>503,136</text:p>
          </table:table-cell>
          <table:table-cell table:style-name="ce18" table:formula="of:=ROUNDUP(([.W4]*[.W5])*[.$C$7])" office:value-type="float" office:value="591737" calcext:value-type="float">
            <text:p>591,737</text:p>
          </table:table-cell>
          <table:table-cell table:style-name="ce18" table:formula="of:=ROUNDUP(([.X4]*[.X5])*[.$C$7])" office:value-type="float" office:value="690172" calcext:value-type="float">
            <text:p>690,172</text:p>
          </table:table-cell>
          <table:table-cell table:style-name="ce18" table:formula="of:=ROUNDUP(([.Y4]*[.Y5])*[.$C$7])" office:value-type="float" office:value="798961" calcext:value-type="float">
            <text:p>798,961</text:p>
          </table:table-cell>
          <table:table-cell table:style-name="ce18" table:formula="of:=ROUNDUP(([.Z4]*[.Z5])*[.$C$7])" office:value-type="float" office:value="918619" calcext:value-type="float">
            <text:p>918,619</text:p>
          </table:table-cell>
          <table:table-cell table:style-name="ce18" table:formula="of:=ROUNDUP(([.AA4]*[.AA5])*[.$C$7])" office:value-type="float" office:value="1049666" calcext:value-type="float">
            <text:p>1,049,666</text:p>
          </table:table-cell>
          <table:table-cell table:style-name="ce18" table:formula="of:=ROUNDUP(([.AB4]*[.AB5])*[.$C$7])" office:value-type="float" office:value="1192618" calcext:value-type="float">
            <text:p>1,192,618</text:p>
          </table:table-cell>
          <table:table-cell table:style-name="ce18" table:formula="of:=ROUNDUP(([.AC4]*[.AC5])*[.$C$7])" office:value-type="float" office:value="1347993" calcext:value-type="float">
            <text:p>1,347,993</text:p>
          </table:table-cell>
          <table:table-cell table:style-name="ce18" table:formula="of:=ROUNDUP(([.AD4]*[.AD5])*[.$C$7])" office:value-type="float" office:value="1516308" calcext:value-type="float">
            <text:p>1,516,308</text:p>
          </table:table-cell>
          <table:table-cell table:style-name="ce18" table:formula="of:=ROUNDUP(([.AE4]*[.AE5])*[.$C$7])" office:value-type="float" office:value="1698082" calcext:value-type="float">
            <text:p>1,698,082</text:p>
          </table:table-cell>
          <table:table-cell table:style-name="ce18" table:formula="of:=ROUNDUP(([.AF4]*[.AF5])*[.$C$7])" office:value-type="float" office:value="1893832" calcext:value-type="float">
            <text:p>1,893,832</text:p>
          </table:table-cell>
          <table:table-cell table:style-name="ce18" table:formula="of:=ROUNDUP(([.AG4]*[.AG5])*[.$C$7])" office:value-type="float" office:value="2104076" calcext:value-type="float">
            <text:p>2,104,076</text:p>
          </table:table-cell>
          <table:table-cell table:style-name="ce18" table:formula="of:=ROUNDUP(([.AH4]*[.AH5])*[.$C$7])" office:value-type="float" office:value="2329331" calcext:value-type="float">
            <text:p>2,329,331</text:p>
          </table:table-cell>
          <table:table-cell table:style-name="ce18" table:formula="of:=ROUNDUP(([.AI4]*[.AI5])*[.$C$7])" office:value-type="float" office:value="2570115" calcext:value-type="float">
            <text:p>2,570,115</text:p>
          </table:table-cell>
          <table:table-cell table:style-name="ce18" table:formula="of:=ROUNDUP(([.AJ4]*[.AJ5])*[.$C$7])" office:value-type="float" office:value="2826945" calcext:value-type="float">
            <text:p>2,826,945</text:p>
          </table:table-cell>
          <table:table-cell table:style-name="ce18" table:formula="of:=ROUNDUP(([.AK4]*[.AK5])*[.$C$7])" office:value-type="float" office:value="3100339" calcext:value-type="float">
            <text:p>3,100,339</text:p>
          </table:table-cell>
          <table:table-cell table:style-name="ce18" table:formula="of:=ROUNDUP(([.AL4]*[.AL5])*[.$C$7])" office:value-type="float" office:value="3390816" calcext:value-type="float">
            <text:p>3,390,816</text:p>
          </table:table-cell>
          <table:table-cell table:style-name="ce18" table:formula="of:=ROUNDUP(([.AM4]*[.AM5])*[.$C$7])" office:value-type="float" office:value="3698891" calcext:value-type="float">
            <text:p>3,698,891</text:p>
          </table:table-cell>
          <table:table-cell table:style-name="ce18" table:formula="of:=ROUNDUP(([.AN4]*[.AN5])*[.$C$7])" office:value-type="float" office:value="4025084" calcext:value-type="float">
            <text:p>4,025,084</text:p>
          </table:table-cell>
          <table:table-cell table:style-name="ce18" table:formula="of:=ROUNDUP(([.AO4]*[.AO5])*[.$C$7])" office:value-type="float" office:value="4369911" calcext:value-type="float">
            <text:p>4,369,911</text:p>
          </table:table-cell>
          <table:table-cell table:style-name="ce18" table:formula="of:=ROUNDUP(([.AP4]*[.AP5])*[.$C$7])" office:value-type="float" office:value="4733890" calcext:value-type="float">
            <text:p>4,733,890</text:p>
          </table:table-cell>
          <table:table-cell table:style-name="ce18" table:formula="of:=ROUNDUP(([.AQ4]*[.AQ5])*[.$C$7])" office:value-type="float" office:value="5117540" calcext:value-type="float">
            <text:p>5,117,540</text:p>
          </table:table-cell>
          <table:table-cell table:style-name="ce18" table:formula="of:=ROUNDUP(([.AR4]*[.AR5])*[.$C$7])" office:value-type="float" office:value="5521376" calcext:value-type="float">
            <text:p>5,521,376</text:p>
          </table:table-cell>
          <table:table-cell table:style-name="ce18" table:formula="of:=ROUNDUP(([.AS4]*[.AS5])*[.$C$7])" office:value-type="float" office:value="5945919" calcext:value-type="float">
            <text:p>5,945,919</text:p>
          </table:table-cell>
          <table:table-cell table:style-name="ce18" table:formula="of:=ROUNDUP(([.AT4]*[.AT5])*[.$C$7])" office:value-type="float" office:value="6391683" calcext:value-type="float">
            <text:p>6,391,683</text:p>
          </table:table-cell>
          <table:table-cell table:style-name="ce18" table:formula="of:=ROUNDUP(([.AU4]*[.AU5])*[.$C$7])" office:value-type="float" office:value="6859189" calcext:value-type="float">
            <text:p>6,859,189</text:p>
          </table:table-cell>
          <table:table-cell table:style-name="ce18" table:formula="of:=ROUNDUP(([.AV4]*[.AV5])*[.$C$7])" office:value-type="float" office:value="7348952" calcext:value-type="float">
            <text:p>7,348,952</text:p>
          </table:table-cell>
          <table:table-cell table:style-name="ce18" table:formula="of:=ROUNDUP(([.AW4]*[.AW5])*[.$C$7])" office:value-type="float" office:value="7861491" calcext:value-type="float">
            <text:p>7,861,491</text:p>
          </table:table-cell>
          <table:table-cell table:style-name="ce18" table:formula="of:=ROUNDUP(([.AX4]*[.AX5])*[.$C$7])" office:value-type="float" office:value="8397323" calcext:value-type="float">
            <text:p>8,397,323</text:p>
          </table:table-cell>
          <table:table-cell table:style-name="ce18" table:formula="of:=ROUNDUP(([.AY4]*[.AY5])*[.$C$7])" office:value-type="float" office:value="8956966" calcext:value-type="float">
            <text:p>8,956,966</text:p>
          </table:table-cell>
          <table:table-cell table:style-name="ce18" table:formula="of:=ROUNDUP(([.AZ4]*[.AZ5])*[.$C$7])" office:value-type="float" office:value="9540938" calcext:value-type="float">
            <text:p>9,540,938</text:p>
          </table:table-cell>
          <table:table-cell table:style-name="ce18" table:formula="of:=ROUNDUP(([.BA4]*[.BA5])*[.$C$7])" office:value-type="float" office:value="10149756" calcext:value-type="float">
            <text:p>10,149,756</text:p>
          </table:table-cell>
          <table:table-cell table:style-name="ce18" table:formula="of:=ROUNDUP(([.BB4]*[.BB5])*[.$C$7])" office:value-type="float" office:value="10783938" calcext:value-type="float">
            <text:p>10,783,938</text:p>
          </table:table-cell>
          <table:table-cell table:style-name="ce18" table:formula="of:=ROUNDUP(([.BC4]*[.BC5])*[.$C$7])" office:value-type="float" office:value="11444001" calcext:value-type="float">
            <text:p>11,444,001</text:p>
          </table:table-cell>
          <table:table-cell table:style-name="ce18" table:formula="of:=ROUNDUP(([.BD4]*[.BD5])*[.$C$7])" office:value-type="float" office:value="12130464" calcext:value-type="float">
            <text:p>12,130,464</text:p>
          </table:table-cell>
          <table:table-cell table:style-name="ce18" table:formula="of:=ROUNDUP(([.BE4]*[.BE5])*[.$C$7])" office:value-type="float" office:value="12843843" calcext:value-type="float">
            <text:p>12,843,843</text:p>
          </table:table-cell>
          <table:table-cell table:style-name="ce18" table:formula="of:=ROUNDUP(([.BF4]*[.BF5])*[.$C$7])" office:value-type="float" office:value="13584656" calcext:value-type="float">
            <text:p>13,584,656</text:p>
          </table:table-cell>
          <table:table-cell table:style-name="ce18" table:formula="of:=ROUNDUP(([.BG4]*[.BG5])*[.$C$7])" office:value-type="float" office:value="14353421" calcext:value-type="float">
            <text:p>14,353,421</text:p>
          </table:table-cell>
          <table:table-cell table:style-name="ce18" table:formula="of:=ROUNDUP(([.BH4]*[.BH5])*[.$C$7])" office:value-type="float" office:value="15150656" calcext:value-type="float">
            <text:p>15,150,656</text:p>
          </table:table-cell>
          <table:table-cell table:style-name="ce18" table:formula="of:=ROUNDUP(([.BI4]*[.BI5])*[.$C$7])" office:value-type="float" office:value="15976878" calcext:value-type="float">
            <text:p>15,976,878</text:p>
          </table:table-cell>
          <table:table-cell table:style-name="ce18" table:formula="of:=ROUNDUP(([.BJ4]*[.BJ5])*[.$C$7])" office:value-type="float" office:value="16832605" calcext:value-type="float">
            <text:p>16,832,605</text:p>
          </table:table-cell>
          <table:table-cell table:style-name="ce18" table:formula="of:=ROUNDUP(([.BK4]*[.BK5])*[.$C$7])" office:value-type="float" office:value="17718355" calcext:value-type="float">
            <text:p>17,718,355</text:p>
          </table:table-cell>
          <table:table-cell table:style-name="ce18" table:formula="of:=ROUNDUP(([.BL4]*[.BL5])*[.$C$7])" office:value-type="float" office:value="18634644" calcext:value-type="float">
            <text:p>18,634,644</text:p>
          </table:table-cell>
          <table:table-cell table:style-name="ce18" table:formula="of:=ROUNDUP(([.BM4]*[.BM5])*[.$C$7])" office:value-type="float" office:value="19581992" calcext:value-type="float">
            <text:p>19,581,992</text:p>
          </table:table-cell>
          <table:table-cell table:style-name="ce18" table:formula="of:=ROUNDUP(([.BN4]*[.BN5])*[.$C$7])" office:value-type="float" office:value="20560915" calcext:value-type="float">
            <text:p>20,560,915</text:p>
          </table:table-cell>
          <table:table-cell table:style-name="ce18" table:formula="of:=ROUNDUP(([.BO4]*[.BO5])*[.$C$7])" office:value-type="float" office:value="21571930" calcext:value-type="float">
            <text:p>21,571,930</text:p>
          </table:table-cell>
          <table:table-cell table:style-name="ce18" table:formula="of:=ROUNDUP(([.BP4]*[.BP5])*[.$C$7])" office:value-type="float" office:value="22615557" calcext:value-type="float">
            <text:p>22,615,557</text:p>
          </table:table-cell>
          <table:table-cell table:style-name="ce3"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CRYSTAL</text:p>
          </table:table-cell>
          <table:table-cell table:style-name="ce13" office:value-type="float" office:value="4" calcext:value-type="float">
            <text:p>4</text:p>
          </table:table-cell>
          <table:table-cell table:style-name="ce19" table:formula="of:=ROUNDUP(([.D4]*[.D5])*[.$C$8])" office:value-type="float" office:value="0" calcext:value-type="float">
            <text:p>0</text:p>
          </table:table-cell>
          <table:table-cell table:style-name="ce19" table:formula="of:=ROUNDUP(([.E4]*[.E5])*[.$C$8])" office:value-type="float" office:value="70" calcext:value-type="float">
            <text:p>70</text:p>
          </table:table-cell>
          <table:table-cell table:style-name="ce19" table:formula="of:=ROUNDUP(([.F4]*[.F5])*[.$C$8])" office:value-type="float" office:value="553" calcext:value-type="float">
            <text:p>553</text:p>
          </table:table-cell>
          <table:table-cell table:style-name="ce19" table:formula="of:=ROUNDUP(([.G4]*[.G5])*[.$C$8])" office:value-type="float" office:value="1864" calcext:value-type="float">
            <text:p>1,864</text:p>
          </table:table-cell>
          <table:table-cell table:style-name="ce19" table:formula="of:=ROUNDUP(([.H4]*[.H5])*[.$C$8])" office:value-type="float" office:value="4418" calcext:value-type="float">
            <text:p>4,418</text:p>
          </table:table-cell>
          <table:table-cell table:style-name="ce19" table:formula="of:=ROUNDUP(([.I4]*[.I5])*[.$C$8])" office:value-type="float" office:value="8628" calcext:value-type="float">
            <text:p>8,628</text:p>
          </table:table-cell>
          <table:table-cell table:style-name="ce19" table:formula="of:=ROUNDUP(([.J4]*[.J5])*[.$C$8])" office:value-type="float" office:value="14908" calcext:value-type="float">
            <text:p>14,908</text:p>
          </table:table-cell>
          <table:table-cell table:style-name="ce19" table:formula="of:=ROUNDUP(([.K4]*[.K5])*[.$C$8])" office:value-type="float" office:value="23673" calcext:value-type="float">
            <text:p>23,673</text:p>
          </table:table-cell>
          <table:table-cell table:style-name="ce19" table:formula="of:=ROUNDUP(([.L4]*[.L5])*[.$C$8])" office:value-type="float" office:value="35337" calcext:value-type="float">
            <text:p>35,337</text:p>
          </table:table-cell>
          <table:table-cell table:style-name="ce19" table:formula="of:=ROUNDUP(([.M4]*[.M5])*[.$C$8])" office:value-type="float" office:value="50314" calcext:value-type="float">
            <text:p>50,314</text:p>
          </table:table-cell>
          <table:table-cell table:style-name="ce19" table:formula="of:=ROUNDUP(([.N4]*[.N5])*[.$C$8])" office:value-type="float" office:value="69018" calcext:value-type="float">
            <text:p>69,018</text:p>
          </table:table-cell>
          <table:table-cell table:style-name="ce19" table:formula="of:=ROUNDUP(([.O4]*[.O5])*[.$C$8])" office:value-type="float" office:value="91862" calcext:value-type="float">
            <text:p>91,862</text:p>
          </table:table-cell>
          <table:table-cell table:style-name="ce19" table:formula="of:=ROUNDUP(([.P4]*[.P5])*[.$C$8])" office:value-type="float" office:value="119262" calcext:value-type="float">
            <text:p>119,262</text:p>
          </table:table-cell>
          <table:table-cell table:style-name="ce19" table:formula="of:=ROUNDUP(([.Q4]*[.Q5])*[.$C$8])" office:value-type="float" office:value="151631" calcext:value-type="float">
            <text:p>151,631</text:p>
          </table:table-cell>
          <table:table-cell table:style-name="ce19" table:formula="of:=ROUNDUP(([.R4]*[.R5])*[.$C$8])" office:value-type="float" office:value="189384" calcext:value-type="float">
            <text:p>189,384</text:p>
          </table:table-cell>
          <table:table-cell table:style-name="ce19" table:formula="of:=ROUNDUP(([.S4]*[.S5])*[.$C$8])" office:value-type="float" office:value="232934" calcext:value-type="float">
            <text:p>232,934</text:p>
          </table:table-cell>
          <table:table-cell table:style-name="ce19" table:formula="of:=ROUNDUP(([.T4]*[.T5])*[.$C$8])" office:value-type="float" office:value="282695" calcext:value-type="float">
            <text:p>282,695</text:p>
          </table:table-cell>
          <table:table-cell table:style-name="ce19" table:formula="of:=ROUNDUP(([.U4]*[.U5])*[.$C$8])" office:value-type="float" office:value="339082" calcext:value-type="float">
            <text:p>339,082</text:p>
          </table:table-cell>
          <table:table-cell table:style-name="ce19" table:formula="of:=ROUNDUP(([.V4]*[.V5])*[.$C$8])" office:value-type="float" office:value="402509" calcext:value-type="float">
            <text:p>402,509</text:p>
          </table:table-cell>
          <table:table-cell table:style-name="ce19" table:formula="of:=ROUNDUP(([.W4]*[.W5])*[.$C$8])" office:value-type="float" office:value="473389" calcext:value-type="float">
            <text:p>473,389</text:p>
          </table:table-cell>
          <table:table-cell table:style-name="ce19" table:formula="of:=ROUNDUP(([.X4]*[.X5])*[.$C$8])" office:value-type="float" office:value="552138" calcext:value-type="float">
            <text:p>552,138</text:p>
          </table:table-cell>
          <table:table-cell table:style-name="ce19" table:formula="of:=ROUNDUP(([.Y4]*[.Y5])*[.$C$8])" office:value-type="float" office:value="639169" calcext:value-type="float">
            <text:p>639,169</text:p>
          </table:table-cell>
          <table:table-cell table:style-name="ce19" table:formula="of:=ROUNDUP(([.Z4]*[.Z5])*[.$C$8])" office:value-type="float" office:value="734896" calcext:value-type="float">
            <text:p>734,896</text:p>
          </table:table-cell>
          <table:table-cell table:style-name="ce19" table:formula="of:=ROUNDUP(([.AA4]*[.AA5])*[.$C$8])" office:value-type="float" office:value="839733" calcext:value-type="float">
            <text:p>839,733</text:p>
          </table:table-cell>
          <table:table-cell table:style-name="ce19" table:formula="of:=ROUNDUP(([.AB4]*[.AB5])*[.$C$8])" office:value-type="float" office:value="954094" calcext:value-type="float">
            <text:p>954,094</text:p>
          </table:table-cell>
          <table:table-cell table:style-name="ce19" table:formula="of:=ROUNDUP(([.AC4]*[.AC5])*[.$C$8])" office:value-type="float" office:value="1078394" calcext:value-type="float">
            <text:p>1,078,394</text:p>
          </table:table-cell>
          <table:table-cell table:style-name="ce19" table:formula="of:=ROUNDUP(([.AD4]*[.AD5])*[.$C$8])" office:value-type="float" office:value="1213047" calcext:value-type="float">
            <text:p>1,213,047</text:p>
          </table:table-cell>
          <table:table-cell table:style-name="ce19" table:formula="of:=ROUNDUP(([.AE4]*[.AE5])*[.$C$8])" office:value-type="float" office:value="1358466" calcext:value-type="float">
            <text:p>1,358,466</text:p>
          </table:table-cell>
          <table:table-cell table:style-name="ce19" table:formula="of:=ROUNDUP(([.AF4]*[.AF5])*[.$C$8])" office:value-type="float" office:value="1515066" calcext:value-type="float">
            <text:p>1,515,066</text:p>
          </table:table-cell>
          <table:table-cell table:style-name="ce19" table:formula="of:=ROUNDUP(([.AG4]*[.AG5])*[.$C$8])" office:value-type="float" office:value="1683261" calcext:value-type="float">
            <text:p>1,683,261</text:p>
          </table:table-cell>
          <table:table-cell table:style-name="ce19" table:formula="of:=ROUNDUP(([.AH4]*[.AH5])*[.$C$8])" office:value-type="float" office:value="1863465" calcext:value-type="float">
            <text:p>1,863,465</text:p>
          </table:table-cell>
          <table:table-cell table:style-name="ce19" table:formula="of:=ROUNDUP(([.AI4]*[.AI5])*[.$C$8])" office:value-type="float" office:value="2056092" calcext:value-type="float">
            <text:p>2,056,092</text:p>
          </table:table-cell>
          <table:table-cell table:style-name="ce19" table:formula="of:=ROUNDUP(([.AJ4]*[.AJ5])*[.$C$8])" office:value-type="float" office:value="2261556" calcext:value-type="float">
            <text:p>2,261,556</text:p>
          </table:table-cell>
          <table:table-cell table:style-name="ce19" table:formula="of:=ROUNDUP(([.AK4]*[.AK5])*[.$C$8])" office:value-type="float" office:value="2480272" calcext:value-type="float">
            <text:p>2,480,272</text:p>
          </table:table-cell>
          <table:table-cell table:style-name="ce19" table:formula="of:=ROUNDUP(([.AL4]*[.AL5])*[.$C$8])" office:value-type="float" office:value="2712653" calcext:value-type="float">
            <text:p>2,712,653</text:p>
          </table:table-cell>
          <table:table-cell table:style-name="ce19" table:formula="of:=ROUNDUP(([.AM4]*[.AM5])*[.$C$8])" office:value-type="float" office:value="2959113" calcext:value-type="float">
            <text:p>2,959,113</text:p>
          </table:table-cell>
          <table:table-cell table:style-name="ce19" table:formula="of:=ROUNDUP(([.AN4]*[.AN5])*[.$C$8])" office:value-type="float" office:value="3220067" calcext:value-type="float">
            <text:p>3,220,067</text:p>
          </table:table-cell>
          <table:table-cell table:style-name="ce19" table:formula="of:=ROUNDUP(([.AO4]*[.AO5])*[.$C$8])" office:value-type="float" office:value="3495929" calcext:value-type="float">
            <text:p>3,495,929</text:p>
          </table:table-cell>
          <table:table-cell table:style-name="ce19" table:formula="of:=ROUNDUP(([.AP4]*[.AP5])*[.$C$8])" office:value-type="float" office:value="3787112" calcext:value-type="float">
            <text:p>3,787,112</text:p>
          </table:table-cell>
          <table:table-cell table:style-name="ce19" table:formula="of:=ROUNDUP(([.AQ4]*[.AQ5])*[.$C$8])" office:value-type="float" office:value="4094032" calcext:value-type="float">
            <text:p>4,094,032</text:p>
          </table:table-cell>
          <table:table-cell table:style-name="ce19" table:formula="of:=ROUNDUP(([.AR4]*[.AR5])*[.$C$8])" office:value-type="float" office:value="4417101" calcext:value-type="float">
            <text:p>4,417,101</text:p>
          </table:table-cell>
          <table:table-cell table:style-name="ce19" table:formula="of:=ROUNDUP(([.AS4]*[.AS5])*[.$C$8])" office:value-type="float" office:value="4756735" calcext:value-type="float">
            <text:p>4,756,735</text:p>
          </table:table-cell>
          <table:table-cell table:style-name="ce19" table:formula="of:=ROUNDUP(([.AT4]*[.AT5])*[.$C$8])" office:value-type="float" office:value="5113347" calcext:value-type="float">
            <text:p>5,113,347</text:p>
          </table:table-cell>
          <table:table-cell table:style-name="ce19" table:formula="of:=ROUNDUP(([.AU4]*[.AU5])*[.$C$8])" office:value-type="float" office:value="5487351" calcext:value-type="float">
            <text:p>5,487,351</text:p>
          </table:table-cell>
          <table:table-cell table:style-name="ce19" table:formula="of:=ROUNDUP(([.AV4]*[.AV5])*[.$C$8])" office:value-type="float" office:value="5879162" calcext:value-type="float">
            <text:p>5,879,162</text:p>
          </table:table-cell>
          <table:table-cell table:style-name="ce19" table:formula="of:=ROUNDUP(([.AW4]*[.AW5])*[.$C$8])" office:value-type="float" office:value="6289193" calcext:value-type="float">
            <text:p>6,289,193</text:p>
          </table:table-cell>
          <table:table-cell table:style-name="ce19" table:formula="of:=ROUNDUP(([.AX4]*[.AX5])*[.$C$8])" office:value-type="float" office:value="6717859" calcext:value-type="float">
            <text:p>6,717,859</text:p>
          </table:table-cell>
          <table:table-cell table:style-name="ce19" table:formula="of:=ROUNDUP(([.AY4]*[.AY5])*[.$C$8])" office:value-type="float" office:value="7165573" calcext:value-type="float">
            <text:p>7,165,573</text:p>
          </table:table-cell>
          <table:table-cell table:style-name="ce19" table:formula="of:=ROUNDUP(([.AZ4]*[.AZ5])*[.$C$8])" office:value-type="float" office:value="7632751" calcext:value-type="float">
            <text:p>7,632,751</text:p>
          </table:table-cell>
          <table:table-cell table:style-name="ce19" table:formula="of:=ROUNDUP(([.BA4]*[.BA5])*[.$C$8])" office:value-type="float" office:value="8119805" calcext:value-type="float">
            <text:p>8,119,805</text:p>
          </table:table-cell>
          <table:table-cell table:style-name="ce19" table:formula="of:=ROUNDUP(([.BB4]*[.BB5])*[.$C$8])" office:value-type="float" office:value="8627150" calcext:value-type="float">
            <text:p>8,627,150</text:p>
          </table:table-cell>
          <table:table-cell table:style-name="ce19" table:formula="of:=ROUNDUP(([.BC4]*[.BC5])*[.$C$8])" office:value-type="float" office:value="9155201" calcext:value-type="float">
            <text:p>9,155,201</text:p>
          </table:table-cell>
          <table:table-cell table:style-name="ce19" table:formula="of:=ROUNDUP(([.BD4]*[.BD5])*[.$C$8])" office:value-type="float" office:value="9704371" calcext:value-type="float">
            <text:p>9,704,371</text:p>
          </table:table-cell>
          <table:table-cell table:style-name="ce19" table:formula="of:=ROUNDUP(([.BE4]*[.BE5])*[.$C$8])" office:value-type="float" office:value="10275074" calcext:value-type="float">
            <text:p>10,275,074</text:p>
          </table:table-cell>
          <table:table-cell table:style-name="ce19" table:formula="of:=ROUNDUP(([.BF4]*[.BF5])*[.$C$8])" office:value-type="float" office:value="10867725" calcext:value-type="float">
            <text:p>10,867,725</text:p>
          </table:table-cell>
          <table:table-cell table:style-name="ce19" table:formula="of:=ROUNDUP(([.BG4]*[.BG5])*[.$C$8])" office:value-type="float" office:value="11482737" calcext:value-type="float">
            <text:p>11,482,737</text:p>
          </table:table-cell>
          <table:table-cell table:style-name="ce19" table:formula="of:=ROUNDUP(([.BH4]*[.BH5])*[.$C$8])" office:value-type="float" office:value="12120525" calcext:value-type="float">
            <text:p>12,120,525</text:p>
          </table:table-cell>
          <table:table-cell table:style-name="ce19" table:formula="of:=ROUNDUP(([.BI4]*[.BI5])*[.$C$8])" office:value-type="float" office:value="12781503" calcext:value-type="float">
            <text:p>12,781,503</text:p>
          </table:table-cell>
          <table:table-cell table:style-name="ce19" table:formula="of:=ROUNDUP(([.BJ4]*[.BJ5])*[.$C$8])" office:value-type="float" office:value="13466084" calcext:value-type="float">
            <text:p>13,466,084</text:p>
          </table:table-cell>
          <table:table-cell table:style-name="ce19" table:formula="of:=ROUNDUP(([.BK4]*[.BK5])*[.$C$8])" office:value-type="float" office:value="14174684" calcext:value-type="float">
            <text:p>14,174,684</text:p>
          </table:table-cell>
          <table:table-cell table:style-name="ce19" table:formula="of:=ROUNDUP(([.BL4]*[.BL5])*[.$C$8])" office:value-type="float" office:value="14907716" calcext:value-type="float">
            <text:p>14,907,716</text:p>
          </table:table-cell>
          <table:table-cell table:style-name="ce19" table:formula="of:=ROUNDUP(([.BM4]*[.BM5])*[.$C$8])" office:value-type="float" office:value="15665594" calcext:value-type="float">
            <text:p>15,665,594</text:p>
          </table:table-cell>
          <table:table-cell table:style-name="ce19" table:formula="of:=ROUNDUP(([.BN4]*[.BN5])*[.$C$8])" office:value-type="float" office:value="16448732" calcext:value-type="float">
            <text:p>16,448,732</text:p>
          </table:table-cell>
          <table:table-cell table:style-name="ce19" table:formula="of:=ROUNDUP(([.BO4]*[.BO5])*[.$C$8])" office:value-type="float" office:value="17257544" calcext:value-type="float">
            <text:p>17,257,544</text:p>
          </table:table-cell>
          <table:table-cell table:style-name="ce19" table:formula="of:=ROUNDUP(([.BP4]*[.BP5])*[.$C$8])" office:value-type="float" office:value="18092445" calcext:value-type="float">
            <text:p>18,092,445</text:p>
          </table:table-cell>
          <table:table-cell table:style-name="ce4" table:number-columns-repeated="956"/>
        </table:table-row>
        <table:table-row table:style-name="ro1">
          <table:table-cell table:style-name="ce3"/>
          <table:table-cell table:style-name="ce7" office:value-type="string" calcext:value-type="string">
            <text:p>NANIUM</text:p>
          </table:table-cell>
          <table:table-cell table:style-name="ce12" office:value-type="float" office:value="50" calcext:value-type="float">
            <text:p>50</text:p>
          </table:table-cell>
          <table:table-cell table:style-name="ce18" table:formula="of:=ROUNDUP(([.D4]*[.D5])*[.$C$9])" office:value-type="float" office:value="0" calcext:value-type="float">
            <text:p>0</text:p>
          </table:table-cell>
          <table:table-cell table:style-name="ce18" table:formula="of:=ROUNDUP(([.E4]*[.E5])*[.$C$9])" office:value-type="float" office:value="863" calcext:value-type="float">
            <text:p>863</text:p>
          </table:table-cell>
          <table:table-cell table:style-name="ce18" table:formula="of:=ROUNDUP(([.F4]*[.F5])*[.$C$9])" office:value-type="float" office:value="6902" calcext:value-type="float">
            <text:p>6,902</text:p>
          </table:table-cell>
          <table:table-cell table:style-name="ce18" table:formula="of:=ROUNDUP(([.G4]*[.G5])*[.$C$9])" office:value-type="float" office:value="23294" calcext:value-type="float">
            <text:p>23,294</text:p>
          </table:table-cell>
          <table:table-cell table:style-name="ce18" table:formula="of:=ROUNDUP(([.H4]*[.H5])*[.$C$9])" office:value-type="float" office:value="55214" calcext:value-type="float">
            <text:p>55,214</text:p>
          </table:table-cell>
          <table:table-cell table:style-name="ce18" table:formula="of:=ROUNDUP(([.I4]*[.I5])*[.$C$9])" office:value-type="float" office:value="107840" calcext:value-type="float">
            <text:p>107,840</text:p>
          </table:table-cell>
          <table:table-cell table:style-name="ce18" table:formula="of:=ROUNDUP(([.J4]*[.J5])*[.$C$9])" office:value-type="float" office:value="186347" calcext:value-type="float">
            <text:p>186,347</text:p>
          </table:table-cell>
          <table:table-cell table:style-name="ce18" table:formula="of:=ROUNDUP(([.K4]*[.K5])*[.$C$9])" office:value-type="float" office:value="295912" calcext:value-type="float">
            <text:p>295,912</text:p>
          </table:table-cell>
          <table:table-cell table:style-name="ce18" table:formula="of:=ROUNDUP(([.L4]*[.L5])*[.$C$9])" office:value-type="float" office:value="441711" calcext:value-type="float">
            <text:p>441,711</text:p>
          </table:table-cell>
          <table:table-cell table:style-name="ce18" table:formula="of:=ROUNDUP(([.M4]*[.M5])*[.$C$9])" office:value-type="float" office:value="628920" calcext:value-type="float">
            <text:p>628,920</text:p>
          </table:table-cell>
          <table:table-cell table:style-name="ce18" table:formula="of:=ROUNDUP(([.N4]*[.N5])*[.$C$9])" office:value-type="float" office:value="862715" calcext:value-type="float">
            <text:p>862,715</text:p>
          </table:table-cell>
          <table:table-cell table:style-name="ce18" table:formula="of:=ROUNDUP(([.O4]*[.O5])*[.$C$9])" office:value-type="float" office:value="1148274" calcext:value-type="float">
            <text:p>1,148,274</text:p>
          </table:table-cell>
          <table:table-cell table:style-name="ce18" table:formula="of:=ROUNDUP(([.P4]*[.P5])*[.$C$9])" office:value-type="float" office:value="1490772" calcext:value-type="float">
            <text:p>1,490,772</text:p>
          </table:table-cell>
          <table:table-cell table:style-name="ce18" table:formula="of:=ROUNDUP(([.Q4]*[.Q5])*[.$C$9])" office:value-type="float" office:value="1895385" calcext:value-type="float">
            <text:p>1,895,385</text:p>
          </table:table-cell>
          <table:table-cell table:style-name="ce18" table:formula="of:=ROUNDUP(([.R4]*[.R5])*[.$C$9])" office:value-type="float" office:value="2367290" calcext:value-type="float">
            <text:p>2,367,290</text:p>
          </table:table-cell>
          <table:table-cell table:style-name="ce18" table:formula="of:=ROUNDUP(([.S4]*[.S5])*[.$C$9])" office:value-type="float" office:value="2911664" calcext:value-type="float">
            <text:p>2,911,664</text:p>
          </table:table-cell>
          <table:table-cell table:style-name="ce18" table:formula="of:=ROUNDUP(([.T4]*[.T5])*[.$C$9])" office:value-type="float" office:value="3533681" calcext:value-type="float">
            <text:p>3,533,681</text:p>
          </table:table-cell>
          <table:table-cell table:style-name="ce18" table:formula="of:=ROUNDUP(([.U4]*[.U5])*[.$C$9])" office:value-type="float" office:value="4238519" calcext:value-type="float">
            <text:p>4,238,519</text:p>
          </table:table-cell>
          <table:table-cell table:style-name="ce18" table:formula="of:=ROUNDUP(([.V4]*[.V5])*[.$C$9])" office:value-type="float" office:value="5031354" calcext:value-type="float">
            <text:p>5,031,354</text:p>
          </table:table-cell>
          <table:table-cell table:style-name="ce18" table:formula="of:=ROUNDUP(([.W4]*[.W5])*[.$C$9])" office:value-type="float" office:value="5917363" calcext:value-type="float">
            <text:p>5,917,363</text:p>
          </table:table-cell>
          <table:table-cell table:style-name="ce18" table:formula="of:=ROUNDUP(([.X4]*[.X5])*[.$C$9])" office:value-type="float" office:value="6901720" calcext:value-type="float">
            <text:p>6,901,720</text:p>
          </table:table-cell>
          <table:table-cell table:style-name="ce18" table:formula="of:=ROUNDUP(([.Y4]*[.Y5])*[.$C$9])" office:value-type="float" office:value="7989604" calcext:value-type="float">
            <text:p>7,989,604</text:p>
          </table:table-cell>
          <table:table-cell table:style-name="ce18" table:formula="of:=ROUNDUP(([.Z4]*[.Z5])*[.$C$9])" office:value-type="float" office:value="9186190" calcext:value-type="float">
            <text:p>9,186,190</text:p>
          </table:table-cell>
          <table:table-cell table:style-name="ce18" table:formula="of:=ROUNDUP(([.AA4]*[.AA5])*[.$C$9])" office:value-type="float" office:value="10496654" calcext:value-type="float">
            <text:p>10,496,654</text:p>
          </table:table-cell>
          <table:table-cell table:style-name="ce18" table:formula="of:=ROUNDUP(([.AB4]*[.AB5])*[.$C$9])" office:value-type="float" office:value="11926173" calcext:value-type="float">
            <text:p>11,926,173</text:p>
          </table:table-cell>
          <table:table-cell table:style-name="ce18" table:formula="of:=ROUNDUP(([.AC4]*[.AC5])*[.$C$9])" office:value-type="float" office:value="13479922" calcext:value-type="float">
            <text:p>13,479,922</text:p>
          </table:table-cell>
          <table:table-cell table:style-name="ce18" table:formula="of:=ROUNDUP(([.AD4]*[.AD5])*[.$C$9])" office:value-type="float" office:value="15163079" calcext:value-type="float">
            <text:p>15,163,079</text:p>
          </table:table-cell>
          <table:table-cell table:style-name="ce18" table:formula="of:=ROUNDUP(([.AE4]*[.AE5])*[.$C$9])" office:value-type="float" office:value="16980820" calcext:value-type="float">
            <text:p>16,980,820</text:p>
          </table:table-cell>
          <table:table-cell table:style-name="ce18" table:formula="of:=ROUNDUP(([.AF4]*[.AF5])*[.$C$9])" office:value-type="float" office:value="18938320" calcext:value-type="float">
            <text:p>18,938,320</text:p>
          </table:table-cell>
          <table:table-cell table:style-name="ce18" table:formula="of:=ROUNDUP(([.AG4]*[.AG5])*[.$C$9])" office:value-type="float" office:value="21040757" calcext:value-type="float">
            <text:p>21,040,757</text:p>
          </table:table-cell>
          <table:table-cell table:style-name="ce18" table:formula="of:=ROUNDUP(([.AH4]*[.AH5])*[.$C$9])" office:value-type="float" office:value="23293305" calcext:value-type="float">
            <text:p>23,293,305</text:p>
          </table:table-cell>
          <table:table-cell table:style-name="ce18" table:formula="of:=ROUNDUP(([.AI4]*[.AI5])*[.$C$9])" office:value-type="float" office:value="25701143" calcext:value-type="float">
            <text:p>25,701,143</text:p>
          </table:table-cell>
          <table:table-cell table:style-name="ce18" table:formula="of:=ROUNDUP(([.AJ4]*[.AJ5])*[.$C$9])" office:value-type="float" office:value="28269446" calcext:value-type="float">
            <text:p>28,269,446</text:p>
          </table:table-cell>
          <table:table-cell table:style-name="ce18" table:formula="of:=ROUNDUP(([.AK4]*[.AK5])*[.$C$9])" office:value-type="float" office:value="31003389" calcext:value-type="float">
            <text:p>31,003,389</text:p>
          </table:table-cell>
          <table:table-cell table:style-name="ce18" table:formula="of:=ROUNDUP(([.AL4]*[.AL5])*[.$C$9])" office:value-type="float" office:value="33908151" calcext:value-type="float">
            <text:p>33,908,151</text:p>
          </table:table-cell>
          <table:table-cell table:style-name="ce18" table:formula="of:=ROUNDUP(([.AM4]*[.AM5])*[.$C$9])" office:value-type="float" office:value="36988906" calcext:value-type="float">
            <text:p>36,988,906</text:p>
          </table:table-cell>
          <table:table-cell table:style-name="ce18" table:formula="of:=ROUNDUP(([.AN4]*[.AN5])*[.$C$9])" office:value-type="float" office:value="40250832" calcext:value-type="float">
            <text:p>40,250,832</text:p>
          </table:table-cell>
          <table:table-cell table:style-name="ce18" table:formula="of:=ROUNDUP(([.AO4]*[.AO5])*[.$C$9])" office:value-type="float" office:value="43699103" calcext:value-type="float">
            <text:p>43,699,103</text:p>
          </table:table-cell>
          <table:table-cell table:style-name="ce18" table:formula="of:=ROUNDUP(([.AP4]*[.AP5])*[.$C$9])" office:value-type="float" office:value="47338898" calcext:value-type="float">
            <text:p>47,338,898</text:p>
          </table:table-cell>
          <table:table-cell table:style-name="ce18" table:formula="of:=ROUNDUP(([.AQ4]*[.AQ5])*[.$C$9])" office:value-type="float" office:value="51175392" calcext:value-type="float">
            <text:p>51,175,392</text:p>
          </table:table-cell>
          <table:table-cell table:style-name="ce18" table:formula="of:=ROUNDUP(([.AR4]*[.AR5])*[.$C$9])" office:value-type="float" office:value="55213760" calcext:value-type="float">
            <text:p>55,213,760</text:p>
          </table:table-cell>
          <table:table-cell table:style-name="ce18" table:formula="of:=ROUNDUP(([.AS4]*[.AS5])*[.$C$9])" office:value-type="float" office:value="59459181" calcext:value-type="float">
            <text:p>59,459,181</text:p>
          </table:table-cell>
          <table:table-cell table:style-name="ce18" table:formula="of:=ROUNDUP(([.AT4]*[.AT5])*[.$C$9])" office:value-type="float" office:value="63916829" calcext:value-type="float">
            <text:p>63,916,829</text:p>
          </table:table-cell>
          <table:table-cell table:style-name="ce18" table:formula="of:=ROUNDUP(([.AU4]*[.AU5])*[.$C$9])" office:value-type="float" office:value="68591882" calcext:value-type="float">
            <text:p>68,591,882</text:p>
          </table:table-cell>
          <table:table-cell table:style-name="ce18" table:formula="of:=ROUNDUP(([.AV4]*[.AV5])*[.$C$9])" office:value-type="float" office:value="73489515" calcext:value-type="float">
            <text:p>73,489,515</text:p>
          </table:table-cell>
          <table:table-cell table:style-name="ce18" table:formula="of:=ROUNDUP(([.AW4]*[.AW5])*[.$C$9])" office:value-type="float" office:value="78614905" calcext:value-type="float">
            <text:p>78,614,905</text:p>
          </table:table-cell>
          <table:table-cell table:style-name="ce18" table:formula="of:=ROUNDUP(([.AX4]*[.AX5])*[.$C$9])" office:value-type="float" office:value="83973228" calcext:value-type="float">
            <text:p>83,973,228</text:p>
          </table:table-cell>
          <table:table-cell table:style-name="ce18" table:formula="of:=ROUNDUP(([.AY4]*[.AY5])*[.$C$9])" office:value-type="float" office:value="89569660" calcext:value-type="float">
            <text:p>89,569,660</text:p>
          </table:table-cell>
          <table:table-cell table:style-name="ce18" table:formula="of:=ROUNDUP(([.AZ4]*[.AZ5])*[.$C$9])" office:value-type="float" office:value="95409378" calcext:value-type="float">
            <text:p>95,409,378</text:p>
          </table:table-cell>
          <table:table-cell table:style-name="ce18" table:formula="of:=ROUNDUP(([.BA4]*[.BA5])*[.$C$9])" office:value-type="float" office:value="101497558" calcext:value-type="float">
            <text:p>101,497,558</text:p>
          </table:table-cell>
          <table:table-cell table:style-name="ce18" table:formula="of:=ROUNDUP(([.BB4]*[.BB5])*[.$C$9])" office:value-type="float" office:value="107839375" calcext:value-type="float">
            <text:p>107,839,375</text:p>
          </table:table-cell>
          <table:table-cell table:style-name="ce18" table:formula="of:=ROUNDUP(([.BC4]*[.BC5])*[.$C$9])" office:value-type="float" office:value="114440008" calcext:value-type="float">
            <text:p>114,440,008</text:p>
          </table:table-cell>
          <table:table-cell table:style-name="ce18" table:formula="of:=ROUNDUP(([.BD4]*[.BD5])*[.$C$9])" office:value-type="float" office:value="121304631" calcext:value-type="float">
            <text:p>121,304,631</text:p>
          </table:table-cell>
          <table:table-cell table:style-name="ce18" table:formula="of:=ROUNDUP(([.BE4]*[.BE5])*[.$C$9])" office:value-type="float" office:value="128438422" calcext:value-type="float">
            <text:p>128,438,422</text:p>
          </table:table-cell>
          <table:table-cell table:style-name="ce18" table:formula="of:=ROUNDUP(([.BF4]*[.BF5])*[.$C$9])" office:value-type="float" office:value="135846555" calcext:value-type="float">
            <text:p>135,846,555</text:p>
          </table:table-cell>
          <table:table-cell table:style-name="ce18" table:formula="of:=ROUNDUP(([.BG4]*[.BG5])*[.$C$9])" office:value-type="float" office:value="143534209" calcext:value-type="float">
            <text:p>143,534,209</text:p>
          </table:table-cell>
          <table:table-cell table:style-name="ce18" table:formula="of:=ROUNDUP(([.BH4]*[.BH5])*[.$C$9])" office:value-type="float" office:value="151506558" calcext:value-type="float">
            <text:p>151,506,558</text:p>
          </table:table-cell>
          <table:table-cell table:style-name="ce18" table:formula="of:=ROUNDUP(([.BI4]*[.BI5])*[.$C$9])" office:value-type="float" office:value="159768779" calcext:value-type="float">
            <text:p>159,768,779</text:p>
          </table:table-cell>
          <table:table-cell table:style-name="ce18" table:formula="of:=ROUNDUP(([.BJ4]*[.BJ5])*[.$C$9])" office:value-type="float" office:value="168326050" calcext:value-type="float">
            <text:p>168,326,050</text:p>
          </table:table-cell>
          <table:table-cell table:style-name="ce18" table:formula="of:=ROUNDUP(([.BK4]*[.BK5])*[.$C$9])" office:value-type="float" office:value="177183544" calcext:value-type="float">
            <text:p>177,183,544</text:p>
          </table:table-cell>
          <table:table-cell table:style-name="ce18" table:formula="of:=ROUNDUP(([.BL4]*[.BL5])*[.$C$9])" office:value-type="float" office:value="186346440" calcext:value-type="float">
            <text:p>186,346,440</text:p>
          </table:table-cell>
          <table:table-cell table:style-name="ce18" table:formula="of:=ROUNDUP(([.BM4]*[.BM5])*[.$C$9])" office:value-type="float" office:value="195819914" calcext:value-type="float">
            <text:p>195,819,914</text:p>
          </table:table-cell>
          <table:table-cell table:style-name="ce18" table:formula="of:=ROUNDUP(([.BN4]*[.BN5])*[.$C$9])" office:value-type="float" office:value="205609141" calcext:value-type="float">
            <text:p>205,609,141</text:p>
          </table:table-cell>
          <table:table-cell table:style-name="ce18" table:formula="of:=ROUNDUP(([.BO4]*[.BO5])*[.$C$9])" office:value-type="float" office:value="215719298" calcext:value-type="float">
            <text:p>215,719,298</text:p>
          </table:table-cell>
          <table:table-cell table:style-name="ce18" table:formula="of:=ROUNDUP(([.BP4]*[.BP5])*[.$C$9])" office:value-type="float" office:value="226155561" calcext:value-type="float">
            <text:p>226,155,561</text:p>
          </table:table-cell>
          <table:table-cell table:style-name="ce3"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TECH</text:p>
          </table:table-cell>
          <table:table-cell table:style-name="ce13" office:value-type="float" office:value="12" calcext:value-type="float">
            <text:p>12</text:p>
          </table:table-cell>
          <table:table-cell table:style-name="ce19" table:formula="of:=ROUNDUP(([.D4]*[.D5])*[.$C$10])" office:value-type="float" office:value="0" calcext:value-type="float">
            <text:p>0</text:p>
          </table:table-cell>
          <table:table-cell table:style-name="ce19" table:formula="of:=ROUNDUP(([.E4]*[.E5])*[.$C$10])" office:value-type="float" office:value="208" calcext:value-type="float">
            <text:p>208</text:p>
          </table:table-cell>
          <table:table-cell table:style-name="ce19" table:formula="of:=ROUNDUP(([.F4]*[.F5])*[.$C$10])" office:value-type="float" office:value="1657" calcext:value-type="float">
            <text:p>1,657</text:p>
          </table:table-cell>
          <table:table-cell table:style-name="ce19" table:formula="of:=ROUNDUP(([.G4]*[.G5])*[.$C$10])" office:value-type="float" office:value="5591" calcext:value-type="float">
            <text:p>5,591</text:p>
          </table:table-cell>
          <table:table-cell table:style-name="ce19" table:formula="of:=ROUNDUP(([.H4]*[.H5])*[.$C$10])" office:value-type="float" office:value="13252" calcext:value-type="float">
            <text:p>13,252</text:p>
          </table:table-cell>
          <table:table-cell table:style-name="ce19" table:formula="of:=ROUNDUP(([.I4]*[.I5])*[.$C$10])" office:value-type="float" office:value="25882" calcext:value-type="float">
            <text:p>25,882</text:p>
          </table:table-cell>
          <table:table-cell table:style-name="ce19" table:formula="of:=ROUNDUP(([.J4]*[.J5])*[.$C$10])" office:value-type="float" office:value="44724" calcext:value-type="float">
            <text:p>44,724</text:p>
          </table:table-cell>
          <table:table-cell table:style-name="ce19" table:formula="of:=ROUNDUP(([.K4]*[.K5])*[.$C$10])" office:value-type="float" office:value="71019" calcext:value-type="float">
            <text:p>71,019</text:p>
          </table:table-cell>
          <table:table-cell table:style-name="ce19" table:formula="of:=ROUNDUP(([.L4]*[.L5])*[.$C$10])" office:value-type="float" office:value="106011" calcext:value-type="float">
            <text:p>106,011</text:p>
          </table:table-cell>
          <table:table-cell table:style-name="ce19" table:formula="of:=ROUNDUP(([.M4]*[.M5])*[.$C$10])" office:value-type="float" office:value="150941" calcext:value-type="float">
            <text:p>150,941</text:p>
          </table:table-cell>
          <table:table-cell table:style-name="ce19" table:formula="of:=ROUNDUP(([.N4]*[.N5])*[.$C$10])" office:value-type="float" office:value="207052" calcext:value-type="float">
            <text:p>207,052</text:p>
          </table:table-cell>
          <table:table-cell table:style-name="ce19" table:formula="of:=ROUNDUP(([.O4]*[.O5])*[.$C$10])" office:value-type="float" office:value="275586" calcext:value-type="float">
            <text:p>275,586</text:p>
          </table:table-cell>
          <table:table-cell table:style-name="ce19" table:formula="of:=ROUNDUP(([.P4]*[.P5])*[.$C$10])" office:value-type="float" office:value="357786" calcext:value-type="float">
            <text:p>357,786</text:p>
          </table:table-cell>
          <table:table-cell table:style-name="ce19" table:formula="of:=ROUNDUP(([.Q4]*[.Q5])*[.$C$10])" office:value-type="float" office:value="454893" calcext:value-type="float">
            <text:p>454,893</text:p>
          </table:table-cell>
          <table:table-cell table:style-name="ce19" table:formula="of:=ROUNDUP(([.R4]*[.R5])*[.$C$10])" office:value-type="float" office:value="568150" calcext:value-type="float">
            <text:p>568,150</text:p>
          </table:table-cell>
          <table:table-cell table:style-name="ce19" table:formula="of:=ROUNDUP(([.S4]*[.S5])*[.$C$10])" office:value-type="float" office:value="698800" calcext:value-type="float">
            <text:p>698,800</text:p>
          </table:table-cell>
          <table:table-cell table:style-name="ce19" table:formula="of:=ROUNDUP(([.T4]*[.T5])*[.$C$10])" office:value-type="float" office:value="848084" calcext:value-type="float">
            <text:p>848,084</text:p>
          </table:table-cell>
          <table:table-cell table:style-name="ce19" table:formula="of:=ROUNDUP(([.U4]*[.U5])*[.$C$10])" office:value-type="float" office:value="1017245" calcext:value-type="float">
            <text:p>1,017,245</text:p>
          </table:table-cell>
          <table:table-cell table:style-name="ce19" table:formula="of:=ROUNDUP(([.V4]*[.V5])*[.$C$10])" office:value-type="float" office:value="1207525" calcext:value-type="float">
            <text:p>1,207,525</text:p>
          </table:table-cell>
          <table:table-cell table:style-name="ce19" table:formula="of:=ROUNDUP(([.W4]*[.W5])*[.$C$10])" office:value-type="float" office:value="1420167" calcext:value-type="float">
            <text:p>1,420,167</text:p>
          </table:table-cell>
          <table:table-cell table:style-name="ce19" table:formula="of:=ROUNDUP(([.X4]*[.X5])*[.$C$10])" office:value-type="float" office:value="1656413" calcext:value-type="float">
            <text:p>1,656,413</text:p>
          </table:table-cell>
          <table:table-cell table:style-name="ce19" table:formula="of:=ROUNDUP(([.Y4]*[.Y5])*[.$C$10])" office:value-type="float" office:value="1917505" calcext:value-type="float">
            <text:p>1,917,505</text:p>
          </table:table-cell>
          <table:table-cell table:style-name="ce19" table:formula="of:=ROUNDUP(([.Z4]*[.Z5])*[.$C$10])" office:value-type="float" office:value="2204686" calcext:value-type="float">
            <text:p>2,204,686</text:p>
          </table:table-cell>
          <table:table-cell table:style-name="ce19" table:formula="of:=ROUNDUP(([.AA4]*[.AA5])*[.$C$10])" office:value-type="float" office:value="2519197" calcext:value-type="float">
            <text:p>2,519,197</text:p>
          </table:table-cell>
          <table:table-cell table:style-name="ce19" table:formula="of:=ROUNDUP(([.AB4]*[.AB5])*[.$C$10])" office:value-type="float" office:value="2862282" calcext:value-type="float">
            <text:p>2,862,282</text:p>
          </table:table-cell>
          <table:table-cell table:style-name="ce19" table:formula="of:=ROUNDUP(([.AC4]*[.AC5])*[.$C$10])" office:value-type="float" office:value="3235182" calcext:value-type="float">
            <text:p>3,235,182</text:p>
          </table:table-cell>
          <table:table-cell table:style-name="ce19" table:formula="of:=ROUNDUP(([.AD4]*[.AD5])*[.$C$10])" office:value-type="float" office:value="3639139" calcext:value-type="float">
            <text:p>3,639,139</text:p>
          </table:table-cell>
          <table:table-cell table:style-name="ce19" table:formula="of:=ROUNDUP(([.AE4]*[.AE5])*[.$C$10])" office:value-type="float" office:value="4075397" calcext:value-type="float">
            <text:p>4,075,397</text:p>
          </table:table-cell>
          <table:table-cell table:style-name="ce19" table:formula="of:=ROUNDUP(([.AF4]*[.AF5])*[.$C$10])" office:value-type="float" office:value="4545197" calcext:value-type="float">
            <text:p>4,545,197</text:p>
          </table:table-cell>
          <table:table-cell table:style-name="ce19" table:formula="of:=ROUNDUP(([.AG4]*[.AG5])*[.$C$10])" office:value-type="float" office:value="5049782" calcext:value-type="float">
            <text:p>5,049,782</text:p>
          </table:table-cell>
          <table:table-cell table:style-name="ce19" table:formula="of:=ROUNDUP(([.AH4]*[.AH5])*[.$C$10])" office:value-type="float" office:value="5590394" calcext:value-type="float">
            <text:p>5,590,394</text:p>
          </table:table-cell>
          <table:table-cell table:style-name="ce19" table:formula="of:=ROUNDUP(([.AI4]*[.AI5])*[.$C$10])" office:value-type="float" office:value="6168275" calcext:value-type="float">
            <text:p>6,168,275</text:p>
          </table:table-cell>
          <table:table-cell table:style-name="ce19" table:formula="of:=ROUNDUP(([.AJ4]*[.AJ5])*[.$C$10])" office:value-type="float" office:value="6784667" calcext:value-type="float">
            <text:p>6,784,667</text:p>
          </table:table-cell>
          <table:table-cell table:style-name="ce19" table:formula="of:=ROUNDUP(([.AK4]*[.AK5])*[.$C$10])" office:value-type="float" office:value="7440814" calcext:value-type="float">
            <text:p>7,440,814</text:p>
          </table:table-cell>
          <table:table-cell table:style-name="ce19" table:formula="of:=ROUNDUP(([.AL4]*[.AL5])*[.$C$10])" office:value-type="float" office:value="8137957" calcext:value-type="float">
            <text:p>8,137,957</text:p>
          </table:table-cell>
          <table:table-cell table:style-name="ce19" table:formula="of:=ROUNDUP(([.AM4]*[.AM5])*[.$C$10])" office:value-type="float" office:value="8877338" calcext:value-type="float">
            <text:p>8,877,338</text:p>
          </table:table-cell>
          <table:table-cell table:style-name="ce19" table:formula="of:=ROUNDUP(([.AN4]*[.AN5])*[.$C$10])" office:value-type="float" office:value="9660200" calcext:value-type="float">
            <text:p>9,660,200</text:p>
          </table:table-cell>
          <table:table-cell table:style-name="ce19" table:formula="of:=ROUNDUP(([.AO4]*[.AO5])*[.$C$10])" office:value-type="float" office:value="10487785" calcext:value-type="float">
            <text:p>10,487,785</text:p>
          </table:table-cell>
          <table:table-cell table:style-name="ce19" table:formula="of:=ROUNDUP(([.AP4]*[.AP5])*[.$C$10])" office:value-type="float" office:value="11361336" calcext:value-type="float">
            <text:p>11,361,336</text:p>
          </table:table-cell>
          <table:table-cell table:style-name="ce19" table:formula="of:=ROUNDUP(([.AQ4]*[.AQ5])*[.$C$10])" office:value-type="float" office:value="12282094" calcext:value-type="float">
            <text:p>12,282,094</text:p>
          </table:table-cell>
          <table:table-cell table:style-name="ce19" table:formula="of:=ROUNDUP(([.AR4]*[.AR5])*[.$C$10])" office:value-type="float" office:value="13251303" calcext:value-type="float">
            <text:p>13,251,303</text:p>
          </table:table-cell>
          <table:table-cell table:style-name="ce19" table:formula="of:=ROUNDUP(([.AS4]*[.AS5])*[.$C$10])" office:value-type="float" office:value="14270204" calcext:value-type="float">
            <text:p>14,270,204</text:p>
          </table:table-cell>
          <table:table-cell table:style-name="ce19" table:formula="of:=ROUNDUP(([.AT4]*[.AT5])*[.$C$10])" office:value-type="float" office:value="15340039" calcext:value-type="float">
            <text:p>15,340,039</text:p>
          </table:table-cell>
          <table:table-cell table:style-name="ce19" table:formula="of:=ROUNDUP(([.AU4]*[.AU5])*[.$C$10])" office:value-type="float" office:value="16462052" calcext:value-type="float">
            <text:p>16,462,052</text:p>
          </table:table-cell>
          <table:table-cell table:style-name="ce19" table:formula="of:=ROUNDUP(([.AV4]*[.AV5])*[.$C$10])" office:value-type="float" office:value="17637484" calcext:value-type="float">
            <text:p>17,637,484</text:p>
          </table:table-cell>
          <table:table-cell table:style-name="ce19" table:formula="of:=ROUNDUP(([.AW4]*[.AW5])*[.$C$10])" office:value-type="float" office:value="18867578" calcext:value-type="float">
            <text:p>18,867,578</text:p>
          </table:table-cell>
          <table:table-cell table:style-name="ce19" table:formula="of:=ROUNDUP(([.AX4]*[.AX5])*[.$C$10])" office:value-type="float" office:value="20153575" calcext:value-type="float">
            <text:p>20,153,575</text:p>
          </table:table-cell>
          <table:table-cell table:style-name="ce19" table:formula="of:=ROUNDUP(([.AY4]*[.AY5])*[.$C$10])" office:value-type="float" office:value="21496719" calcext:value-type="float">
            <text:p>21,496,719</text:p>
          </table:table-cell>
          <table:table-cell table:style-name="ce19" table:formula="of:=ROUNDUP(([.AZ4]*[.AZ5])*[.$C$10])" office:value-type="float" office:value="22898251" calcext:value-type="float">
            <text:p>22,898,251</text:p>
          </table:table-cell>
          <table:table-cell table:style-name="ce19" table:formula="of:=ROUNDUP(([.BA4]*[.BA5])*[.$C$10])" office:value-type="float" office:value="24359414" calcext:value-type="float">
            <text:p>24,359,414</text:p>
          </table:table-cell>
          <table:table-cell table:style-name="ce19" table:formula="of:=ROUNDUP(([.BB4]*[.BB5])*[.$C$10])" office:value-type="float" office:value="25881450" calcext:value-type="float">
            <text:p>25,881,450</text:p>
          </table:table-cell>
          <table:table-cell table:style-name="ce19" table:formula="of:=ROUNDUP(([.BC4]*[.BC5])*[.$C$10])" office:value-type="float" office:value="27465602" calcext:value-type="float">
            <text:p>27,465,602</text:p>
          </table:table-cell>
          <table:table-cell table:style-name="ce19" table:formula="of:=ROUNDUP(([.BD4]*[.BD5])*[.$C$10])" office:value-type="float" office:value="29113112" calcext:value-type="float">
            <text:p>29,113,112</text:p>
          </table:table-cell>
          <table:table-cell table:style-name="ce19" table:formula="of:=ROUNDUP(([.BE4]*[.BE5])*[.$C$10])" office:value-type="float" office:value="30825222" calcext:value-type="float">
            <text:p>30,825,222</text:p>
          </table:table-cell>
          <table:table-cell table:style-name="ce19" table:formula="of:=ROUNDUP(([.BF4]*[.BF5])*[.$C$10])" office:value-type="float" office:value="32603174" calcext:value-type="float">
            <text:p>32,603,174</text:p>
          </table:table-cell>
          <table:table-cell table:style-name="ce19" table:formula="of:=ROUNDUP(([.BG4]*[.BG5])*[.$C$10])" office:value-type="float" office:value="34448210" calcext:value-type="float">
            <text:p>34,448,210</text:p>
          </table:table-cell>
          <table:table-cell table:style-name="ce19" table:formula="of:=ROUNDUP(([.BH4]*[.BH5])*[.$C$10])" office:value-type="float" office:value="36361574" calcext:value-type="float">
            <text:p>36,361,574</text:p>
          </table:table-cell>
          <table:table-cell table:style-name="ce19" table:formula="of:=ROUNDUP(([.BI4]*[.BI5])*[.$C$10])" office:value-type="float" office:value="38344507" calcext:value-type="float">
            <text:p>38,344,507</text:p>
          </table:table-cell>
          <table:table-cell table:style-name="ce19" table:formula="of:=ROUNDUP(([.BJ4]*[.BJ5])*[.$C$10])" office:value-type="float" office:value="40398252" calcext:value-type="float">
            <text:p>40,398,252</text:p>
          </table:table-cell>
          <table:table-cell table:style-name="ce19" table:formula="of:=ROUNDUP(([.BK4]*[.BK5])*[.$C$10])" office:value-type="float" office:value="42524051" calcext:value-type="float">
            <text:p>42,524,051</text:p>
          </table:table-cell>
          <table:table-cell table:style-name="ce19" table:formula="of:=ROUNDUP(([.BL4]*[.BL5])*[.$C$10])" office:value-type="float" office:value="44723146" calcext:value-type="float">
            <text:p>44,723,146</text:p>
          </table:table-cell>
          <table:table-cell table:style-name="ce19" table:formula="of:=ROUNDUP(([.BM4]*[.BM5])*[.$C$10])" office:value-type="float" office:value="46996780" calcext:value-type="float">
            <text:p>46,996,780</text:p>
          </table:table-cell>
          <table:table-cell table:style-name="ce19" table:formula="of:=ROUNDUP(([.BN4]*[.BN5])*[.$C$10])" office:value-type="float" office:value="49346194" calcext:value-type="float">
            <text:p>49,346,194</text:p>
          </table:table-cell>
          <table:table-cell table:style-name="ce19" table:formula="of:=ROUNDUP(([.BO4]*[.BO5])*[.$C$10])" office:value-type="float" office:value="51772632" calcext:value-type="float">
            <text:p>51,772,632</text:p>
          </table:table-cell>
          <table:table-cell table:style-name="ce19" table:formula="of:=ROUNDUP(([.BP4]*[.BP5])*[.$C$10])" office:value-type="float" office:value="54277335" calcext:value-type="float">
            <text:p>54,277,335</text:p>
          </table:table-cell>
          <table:table-cell table:style-name="ce4" table:number-columns-repeated="956"/>
        </table:table-row>
        <table:table-row table:style-name="ro1">
          <table:table-cell table:number-columns-repeated="2"/>
          <table:table-cell table:style-name="ce14" office:value-type="string" calcext:value-type="string">
            <text:p>base_cos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01:03:45.607002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0:09:03.282613552</meta:creation-date>
    <meta:editing-duration>PT8M38S</meta:editing-duration>
    <meta:editing-cycles>8</meta:editing-cycles>
    <meta:generator>LibreOffice/4.2.8.2$Linux_X86_64 LibreOffice_project/420m0$Build-2</meta:generator>
    <dc:date>2015-12-13T01:14:44.100521670</dc:date>
    <meta:document-statistic meta:table-count="1" meta:cell-count="4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54cm" svg:height="14.749cm" xlink:href=".." xlink:type="simple" chart:class="chart:line" chart:style-name="ch1">
        <chart:legend chart:legend-position="end" svg:x="24.475cm" svg:y="6.328cm" style:legend-expansion="high" chart:style-name="ch2"/>
        <chart:plot-area chart:style-name="ch3" table:cell-range-address="Sheet1.B7:Sheet1.B10 Sheet1.D7:Sheet1.BP10" chart:data-source-has-labels="column" svg:x="0.547cm" svg:y="0.294cm" svg:width="23.381cm" svg:height="14.161cm">
          <chartooo:coordinate-region svg:x="2.677cm" svg:y="0.494cm" svg:width="21.064cm" svg:height="12.9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BP7" chart:label-cell-address="Sheet1.B7:Sheet1.B7" chart:class="chart:line">
            <chart:data-point chart:repeated="65"/>
          </chart:series>
          <chart:series chart:style-name="ch8" chart:values-cell-range-address="Sheet1.D8:Sheet1.BP8" chart:label-cell-address="Sheet1.B8:Sheet1.B8" chart:class="chart:line">
            <chart:data-point chart:repeated="65"/>
          </chart:series>
          <chart:series chart:style-name="ch9" chart:values-cell-range-address="Sheet1.D9:Sheet1.BP9" chart:label-cell-address="Sheet1.B9:Sheet1.B9" chart:class="chart:line">
            <chart:data-point chart:repeated="65"/>
          </chart:series>
          <chart:series chart:style-name="ch10" chart:values-cell-range-address="Sheet1.D10:Sheet1.BP10" chart:label-cell-address="Sheet1.B10:Sheet1.B10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METAL</text:p>
                <draw:g>
                  <svg:desc>Sheet1.B7:Sheet1.B7</svg:desc>
                </draw:g>
              </table:table-cell>
              <table:table-cell office:value-type="float" office:value="0">
                <text:p>0</text:p>
                <draw:g>
                  <svg:desc>Sheet1.D7:Sheet1.BP7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691">
                <text:p>691</text:p>
              </table:table-cell>
              <table:table-cell office:value-type="float" office:value="2330">
                <text:p>2330</text:p>
              </table:table-cell>
              <table:table-cell office:value-type="float" office:value="5522">
                <text:p>5522</text:p>
              </table:table-cell>
              <table:table-cell office:value-type="float" office:value="10784">
                <text:p>10784</text:p>
              </table:table-cell>
              <table:table-cell office:value-type="float" office:value="18635">
                <text:p>18635</text:p>
              </table:table-cell>
              <table:table-cell office:value-type="float" office:value="29592">
                <text:p>29592</text:p>
              </table:table-cell>
              <table:table-cell office:value-type="float" office:value="44172">
                <text:p>44172</text:p>
              </table:table-cell>
              <table:table-cell office:value-type="float" office:value="62892">
                <text:p>62892</text:p>
              </table:table-cell>
              <table:table-cell office:value-type="float" office:value="86272">
                <text:p>86272</text:p>
              </table:table-cell>
              <table:table-cell office:value-type="float" office:value="114828">
                <text:p>114828</text:p>
              </table:table-cell>
              <table:table-cell office:value-type="float" office:value="149078">
                <text:p>149078</text:p>
              </table:table-cell>
              <table:table-cell office:value-type="float" office:value="189539">
                <text:p>189539</text:p>
              </table:table-cell>
              <table:table-cell office:value-type="float" office:value="236729">
                <text:p>236729</text:p>
              </table:table-cell>
              <table:table-cell office:value-type="float" office:value="291167">
                <text:p>291167</text:p>
              </table:table-cell>
              <table:table-cell office:value-type="float" office:value="353369">
                <text:p>353369</text:p>
              </table:table-cell>
              <table:table-cell office:value-type="float" office:value="423852">
                <text:p>423852</text:p>
              </table:table-cell>
              <table:table-cell office:value-type="float" office:value="503136">
                <text:p>503136</text:p>
              </table:table-cell>
              <table:table-cell office:value-type="float" office:value="591737">
                <text:p>591737</text:p>
              </table:table-cell>
              <table:table-cell office:value-type="float" office:value="690172">
                <text:p>690172</text:p>
              </table:table-cell>
              <table:table-cell office:value-type="float" office:value="798961">
                <text:p>798961</text:p>
              </table:table-cell>
              <table:table-cell office:value-type="float" office:value="918619">
                <text:p>918619</text:p>
              </table:table-cell>
              <table:table-cell office:value-type="float" office:value="1049666">
                <text:p>1049666</text:p>
              </table:table-cell>
              <table:table-cell office:value-type="float" office:value="1192618">
                <text:p>1192618</text:p>
              </table:table-cell>
              <table:table-cell office:value-type="float" office:value="1347993">
                <text:p>1347993</text:p>
              </table:table-cell>
              <table:table-cell office:value-type="float" office:value="1516308">
                <text:p>1516308</text:p>
              </table:table-cell>
              <table:table-cell office:value-type="float" office:value="1698082">
                <text:p>1698082</text:p>
              </table:table-cell>
              <table:table-cell office:value-type="float" office:value="1893832">
                <text:p>1893832</text:p>
              </table:table-cell>
              <table:table-cell office:value-type="float" office:value="2104076">
                <text:p>2104076</text:p>
              </table:table-cell>
              <table:table-cell office:value-type="float" office:value="2329331">
                <text:p>2329331</text:p>
              </table:table-cell>
              <table:table-cell office:value-type="float" office:value="2570115">
                <text:p>2570115</text:p>
              </table:table-cell>
              <table:table-cell office:value-type="float" office:value="2826945">
                <text:p>2826945</text:p>
              </table:table-cell>
              <table:table-cell office:value-type="float" office:value="3100339">
                <text:p>3100339</text:p>
              </table:table-cell>
              <table:table-cell office:value-type="float" office:value="3390816">
                <text:p>3390816</text:p>
              </table:table-cell>
              <table:table-cell office:value-type="float" office:value="3698891">
                <text:p>3698891</text:p>
              </table:table-cell>
              <table:table-cell office:value-type="float" office:value="4025084">
                <text:p>4025084</text:p>
              </table:table-cell>
              <table:table-cell office:value-type="float" office:value="4369911">
                <text:p>4369911</text:p>
              </table:table-cell>
              <table:table-cell office:value-type="float" office:value="4733890">
                <text:p>4733890</text:p>
              </table:table-cell>
              <table:table-cell office:value-type="float" office:value="5117540">
                <text:p>5117540</text:p>
              </table:table-cell>
              <table:table-cell office:value-type="float" office:value="5521376">
                <text:p>5521376</text:p>
              </table:table-cell>
              <table:table-cell office:value-type="float" office:value="5945919">
                <text:p>5945919</text:p>
              </table:table-cell>
              <table:table-cell office:value-type="float" office:value="6391683">
                <text:p>6391683</text:p>
              </table:table-cell>
              <table:table-cell office:value-type="float" office:value="6859189">
                <text:p>6859189</text:p>
              </table:table-cell>
              <table:table-cell office:value-type="float" office:value="7348952">
                <text:p>7348952</text:p>
              </table:table-cell>
              <table:table-cell office:value-type="float" office:value="7861491">
                <text:p>7861491</text:p>
              </table:table-cell>
              <table:table-cell office:value-type="float" office:value="8397323">
                <text:p>8397323</text:p>
              </table:table-cell>
              <table:table-cell office:value-type="float" office:value="8956966">
                <text:p>8956966</text:p>
              </table:table-cell>
              <table:table-cell office:value-type="float" office:value="9540938">
                <text:p>9540938</text:p>
              </table:table-cell>
              <table:table-cell office:value-type="float" office:value="10149756">
                <text:p>10149756</text:p>
              </table:table-cell>
              <table:table-cell office:value-type="float" office:value="10783938">
                <text:p>10783938</text:p>
              </table:table-cell>
              <table:table-cell office:value-type="float" office:value="11444001">
                <text:p>11444001</text:p>
              </table:table-cell>
              <table:table-cell office:value-type="float" office:value="12130464">
                <text:p>12130464</text:p>
              </table:table-cell>
              <table:table-cell office:value-type="float" office:value="12843843">
                <text:p>12843843</text:p>
              </table:table-cell>
              <table:table-cell office:value-type="float" office:value="13584656">
                <text:p>13584656</text:p>
              </table:table-cell>
              <table:table-cell office:value-type="float" office:value="14353421">
                <text:p>14353421</text:p>
              </table:table-cell>
              <table:table-cell office:value-type="float" office:value="15150656">
                <text:p>15150656</text:p>
              </table:table-cell>
              <table:table-cell office:value-type="float" office:value="15976878">
                <text:p>15976878</text:p>
              </table:table-cell>
              <table:table-cell office:value-type="float" office:value="16832605">
                <text:p>16832605</text:p>
              </table:table-cell>
              <table:table-cell office:value-type="float" office:value="17718355">
                <text:p>17718355</text:p>
              </table:table-cell>
              <table:table-cell office:value-type="float" office:value="18634644">
                <text:p>18634644</text:p>
              </table:table-cell>
              <table:table-cell office:value-type="float" office:value="19581992">
                <text:p>19581992</text:p>
              </table:table-cell>
              <table:table-cell office:value-type="float" office:value="20560915">
                <text:p>20560915</text:p>
              </table:table-cell>
              <table:table-cell office:value-type="float" office:value="21571930">
                <text:p>21571930</text:p>
              </table:table-cell>
              <table:table-cell office:value-type="float" office:value="22615557">
                <text:p>22615557</text:p>
              </table:table-cell>
            </table:table-row>
            <table:table-row>
              <table:table-cell office:value-type="string">
                <text:p>CRYSTAL</text:p>
                <draw:g>
                  <svg:desc>Sheet1.B8:Sheet1.B8</svg:desc>
                </draw:g>
              </table:table-cell>
              <table:table-cell office:value-type="float" office:value="0">
                <text:p>0</text:p>
                <draw:g>
                  <svg:desc>Sheet1.D8:Sheet1.BP8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553">
                <text:p>553</text:p>
              </table:table-cell>
              <table:table-cell office:value-type="float" office:value="1864">
                <text:p>1864</text:p>
              </table:table-cell>
              <table:table-cell office:value-type="float" office:value="4418">
                <text:p>4418</text:p>
              </table:table-cell>
              <table:table-cell office:value-type="float" office:value="8628">
                <text:p>8628</text:p>
              </table:table-cell>
              <table:table-cell office:value-type="float" office:value="14908">
                <text:p>14908</text:p>
              </table:table-cell>
              <table:table-cell office:value-type="float" office:value="23673">
                <text:p>23673</text:p>
              </table:table-cell>
              <table:table-cell office:value-type="float" office:value="35337">
                <text:p>35337</text:p>
              </table:table-cell>
              <table:table-cell office:value-type="float" office:value="50314">
                <text:p>50314</text:p>
              </table:table-cell>
              <table:table-cell office:value-type="float" office:value="69018">
                <text:p>69018</text:p>
              </table:table-cell>
              <table:table-cell office:value-type="float" office:value="91862">
                <text:p>91862</text:p>
              </table:table-cell>
              <table:table-cell office:value-type="float" office:value="119262">
                <text:p>119262</text:p>
              </table:table-cell>
              <table:table-cell office:value-type="float" office:value="151631">
                <text:p>151631</text:p>
              </table:table-cell>
              <table:table-cell office:value-type="float" office:value="189384">
                <text:p>189384</text:p>
              </table:table-cell>
              <table:table-cell office:value-type="float" office:value="232934">
                <text:p>232934</text:p>
              </table:table-cell>
              <table:table-cell office:value-type="float" office:value="282695">
                <text:p>282695</text:p>
              </table:table-cell>
              <table:table-cell office:value-type="float" office:value="339082">
                <text:p>339082</text:p>
              </table:table-cell>
              <table:table-cell office:value-type="float" office:value="402509">
                <text:p>402509</text:p>
              </table:table-cell>
              <table:table-cell office:value-type="float" office:value="473389">
                <text:p>473389</text:p>
              </table:table-cell>
              <table:table-cell office:value-type="float" office:value="552138">
                <text:p>552138</text:p>
              </table:table-cell>
              <table:table-cell office:value-type="float" office:value="639169">
                <text:p>639169</text:p>
              </table:table-cell>
              <table:table-cell office:value-type="float" office:value="734896">
                <text:p>734896</text:p>
              </table:table-cell>
              <table:table-cell office:value-type="float" office:value="839733">
                <text:p>839733</text:p>
              </table:table-cell>
              <table:table-cell office:value-type="float" office:value="954094">
                <text:p>954094</text:p>
              </table:table-cell>
              <table:table-cell office:value-type="float" office:value="1078394">
                <text:p>1078394</text:p>
              </table:table-cell>
              <table:table-cell office:value-type="float" office:value="1213047">
                <text:p>1213047</text:p>
              </table:table-cell>
              <table:table-cell office:value-type="float" office:value="1358466">
                <text:p>1358466</text:p>
              </table:table-cell>
              <table:table-cell office:value-type="float" office:value="1515066">
                <text:p>1515066</text:p>
              </table:table-cell>
              <table:table-cell office:value-type="float" office:value="1683261">
                <text:p>1683261</text:p>
              </table:table-cell>
              <table:table-cell office:value-type="float" office:value="1863465">
                <text:p>1863465</text:p>
              </table:table-cell>
              <table:table-cell office:value-type="float" office:value="2056092">
                <text:p>2056092</text:p>
              </table:table-cell>
              <table:table-cell office:value-type="float" office:value="2261556">
                <text:p>2261556</text:p>
              </table:table-cell>
              <table:table-cell office:value-type="float" office:value="2480272">
                <text:p>2480272</text:p>
              </table:table-cell>
              <table:table-cell office:value-type="float" office:value="2712653">
                <text:p>2712653</text:p>
              </table:table-cell>
              <table:table-cell office:value-type="float" office:value="2959113">
                <text:p>2959113</text:p>
              </table:table-cell>
              <table:table-cell office:value-type="float" office:value="3220067">
                <text:p>3220067</text:p>
              </table:table-cell>
              <table:table-cell office:value-type="float" office:value="3495929">
                <text:p>3495929</text:p>
              </table:table-cell>
              <table:table-cell office:value-type="float" office:value="3787112">
                <text:p>3787112</text:p>
              </table:table-cell>
              <table:table-cell office:value-type="float" office:value="4094032">
                <text:p>4094032</text:p>
              </table:table-cell>
              <table:table-cell office:value-type="float" office:value="4417101">
                <text:p>4417101</text:p>
              </table:table-cell>
              <table:table-cell office:value-type="float" office:value="4756735">
                <text:p>4756735</text:p>
              </table:table-cell>
              <table:table-cell office:value-type="float" office:value="5113347">
                <text:p>5113347</text:p>
              </table:table-cell>
              <table:table-cell office:value-type="float" office:value="5487351">
                <text:p>5487351</text:p>
              </table:table-cell>
              <table:table-cell office:value-type="float" office:value="5879162">
                <text:p>5879162</text:p>
              </table:table-cell>
              <table:table-cell office:value-type="float" office:value="6289193">
                <text:p>6289193</text:p>
              </table:table-cell>
              <table:table-cell office:value-type="float" office:value="6717859">
                <text:p>6717859</text:p>
              </table:table-cell>
              <table:table-cell office:value-type="float" office:value="7165573">
                <text:p>7165573</text:p>
              </table:table-cell>
              <table:table-cell office:value-type="float" office:value="7632751">
                <text:p>7632751</text:p>
              </table:table-cell>
              <table:table-cell office:value-type="float" office:value="8119805">
                <text:p>8119805</text:p>
              </table:table-cell>
              <table:table-cell office:value-type="float" office:value="8627150">
                <text:p>8627150</text:p>
              </table:table-cell>
              <table:table-cell office:value-type="float" office:value="9155201">
                <text:p>9155201</text:p>
              </table:table-cell>
              <table:table-cell office:value-type="float" office:value="9704371">
                <text:p>9704371</text:p>
              </table:table-cell>
              <table:table-cell office:value-type="float" office:value="10275074">
                <text:p>10275074</text:p>
              </table:table-cell>
              <table:table-cell office:value-type="float" office:value="10867725">
                <text:p>10867725</text:p>
              </table:table-cell>
              <table:table-cell office:value-type="float" office:value="11482737">
                <text:p>11482737</text:p>
              </table:table-cell>
              <table:table-cell office:value-type="float" office:value="12120525">
                <text:p>12120525</text:p>
              </table:table-cell>
              <table:table-cell office:value-type="float" office:value="12781503">
                <text:p>12781503</text:p>
              </table:table-cell>
              <table:table-cell office:value-type="float" office:value="13466084">
                <text:p>13466084</text:p>
              </table:table-cell>
              <table:table-cell office:value-type="float" office:value="14174684">
                <text:p>14174684</text:p>
              </table:table-cell>
              <table:table-cell office:value-type="float" office:value="14907716">
                <text:p>14907716</text:p>
              </table:table-cell>
              <table:table-cell office:value-type="float" office:value="15665594">
                <text:p>15665594</text:p>
              </table:table-cell>
              <table:table-cell office:value-type="float" office:value="16448732">
                <text:p>16448732</text:p>
              </table:table-cell>
              <table:table-cell office:value-type="float" office:value="17257544">
                <text:p>17257544</text:p>
              </table:table-cell>
              <table:table-cell office:value-type="float" office:value="18092445">
                <text:p>18092445</text:p>
              </table:table-cell>
            </table:table-row>
            <table:table-row>
              <table:table-cell office:value-type="string">
                <text:p>NANIUM</text:p>
                <draw:g>
                  <svg:desc>Sheet1.B9:Sheet1.B9</svg:desc>
                </draw:g>
              </table:table-cell>
              <table:table-cell office:value-type="float" office:value="0">
                <text:p>0</text:p>
                <draw:g>
                  <svg:desc>Sheet1.D9:Sheet1.BP9</svg:desc>
                </draw:g>
              </table:table-cell>
              <table:table-cell office:value-type="float" office:value="863">
                <text:p>863</text:p>
              </table:table-cell>
              <table:table-cell office:value-type="float" office:value="6902">
                <text:p>6902</text:p>
              </table:table-cell>
              <table:table-cell office:value-type="float" office:value="23294">
                <text:p>23294</text:p>
              </table:table-cell>
              <table:table-cell office:value-type="float" office:value="55214">
                <text:p>55214</text:p>
              </table:table-cell>
              <table:table-cell office:value-type="float" office:value="107840">
                <text:p>107840</text:p>
              </table:table-cell>
              <table:table-cell office:value-type="float" office:value="186347">
                <text:p>186347</text:p>
              </table:table-cell>
              <table:table-cell office:value-type="float" office:value="295912">
                <text:p>295912</text:p>
              </table:table-cell>
              <table:table-cell office:value-type="float" office:value="441711">
                <text:p>441711</text:p>
              </table:table-cell>
              <table:table-cell office:value-type="float" office:value="628920">
                <text:p>628920</text:p>
              </table:table-cell>
              <table:table-cell office:value-type="float" office:value="862715">
                <text:p>862715</text:p>
              </table:table-cell>
              <table:table-cell office:value-type="float" office:value="1148274">
                <text:p>1148274</text:p>
              </table:table-cell>
              <table:table-cell office:value-type="float" office:value="1490772">
                <text:p>1490772</text:p>
              </table:table-cell>
              <table:table-cell office:value-type="float" office:value="1895385">
                <text:p>1895385</text:p>
              </table:table-cell>
              <table:table-cell office:value-type="float" office:value="2367290">
                <text:p>2367290</text:p>
              </table:table-cell>
              <table:table-cell office:value-type="float" office:value="2911664">
                <text:p>2911664</text:p>
              </table:table-cell>
              <table:table-cell office:value-type="float" office:value="3533681">
                <text:p>3533681</text:p>
              </table:table-cell>
              <table:table-cell office:value-type="float" office:value="4238519">
                <text:p>4238519</text:p>
              </table:table-cell>
              <table:table-cell office:value-type="float" office:value="5031354">
                <text:p>5031354</text:p>
              </table:table-cell>
              <table:table-cell office:value-type="float" office:value="5917363">
                <text:p>5917363</text:p>
              </table:table-cell>
              <table:table-cell office:value-type="float" office:value="6901720">
                <text:p>6901720</text:p>
              </table:table-cell>
              <table:table-cell office:value-type="float" office:value="7989604">
                <text:p>7989604</text:p>
              </table:table-cell>
              <table:table-cell office:value-type="float" office:value="9186190">
                <text:p>9186190</text:p>
              </table:table-cell>
              <table:table-cell office:value-type="float" office:value="10496654">
                <text:p>10496654</text:p>
              </table:table-cell>
              <table:table-cell office:value-type="float" office:value="11926173">
                <text:p>11926173</text:p>
              </table:table-cell>
              <table:table-cell office:value-type="float" office:value="13479922">
                <text:p>13479922</text:p>
              </table:table-cell>
              <table:table-cell office:value-type="float" office:value="15163079">
                <text:p>15163079</text:p>
              </table:table-cell>
              <table:table-cell office:value-type="float" office:value="16980820">
                <text:p>16980820</text:p>
              </table:table-cell>
              <table:table-cell office:value-type="float" office:value="18938320">
                <text:p>18938320</text:p>
              </table:table-cell>
              <table:table-cell office:value-type="float" office:value="21040757">
                <text:p>21040757</text:p>
              </table:table-cell>
              <table:table-cell office:value-type="float" office:value="23293305">
                <text:p>23293305</text:p>
              </table:table-cell>
              <table:table-cell office:value-type="float" office:value="25701143">
                <text:p>25701143</text:p>
              </table:table-cell>
              <table:table-cell office:value-type="float" office:value="28269446">
                <text:p>28269446</text:p>
              </table:table-cell>
              <table:table-cell office:value-type="float" office:value="31003389">
                <text:p>31003389</text:p>
              </table:table-cell>
              <table:table-cell office:value-type="float" office:value="33908151">
                <text:p>33908151</text:p>
              </table:table-cell>
              <table:table-cell office:value-type="float" office:value="36988906">
                <text:p>36988906</text:p>
              </table:table-cell>
              <table:table-cell office:value-type="float" office:value="40250832">
                <text:p>40250832</text:p>
              </table:table-cell>
              <table:table-cell office:value-type="float" office:value="43699103">
                <text:p>43699103</text:p>
              </table:table-cell>
              <table:table-cell office:value-type="float" office:value="47338898">
                <text:p>47338898</text:p>
              </table:table-cell>
              <table:table-cell office:value-type="float" office:value="51175392">
                <text:p>51175392</text:p>
              </table:table-cell>
              <table:table-cell office:value-type="float" office:value="55213760">
                <text:p>55213760</text:p>
              </table:table-cell>
              <table:table-cell office:value-type="float" office:value="59459181">
                <text:p>59459181</text:p>
              </table:table-cell>
              <table:table-cell office:value-type="float" office:value="63916829">
                <text:p>63916829</text:p>
              </table:table-cell>
              <table:table-cell office:value-type="float" office:value="68591882">
                <text:p>68591882</text:p>
              </table:table-cell>
              <table:table-cell office:value-type="float" office:value="73489515">
                <text:p>73489515</text:p>
              </table:table-cell>
              <table:table-cell office:value-type="float" office:value="78614905">
                <text:p>78614905</text:p>
              </table:table-cell>
              <table:table-cell office:value-type="float" office:value="83973228">
                <text:p>83973228</text:p>
              </table:table-cell>
              <table:table-cell office:value-type="float" office:value="89569660">
                <text:p>89569660</text:p>
              </table:table-cell>
              <table:table-cell office:value-type="float" office:value="95409378">
                <text:p>95409378</text:p>
              </table:table-cell>
              <table:table-cell office:value-type="float" office:value="101497558">
                <text:p>101497558</text:p>
              </table:table-cell>
              <table:table-cell office:value-type="float" office:value="107839375">
                <text:p>107839375</text:p>
              </table:table-cell>
              <table:table-cell office:value-type="float" office:value="114440008">
                <text:p>114440008</text:p>
              </table:table-cell>
              <table:table-cell office:value-type="float" office:value="121304631">
                <text:p>121304631</text:p>
              </table:table-cell>
              <table:table-cell office:value-type="float" office:value="128438422">
                <text:p>128438422</text:p>
              </table:table-cell>
              <table:table-cell office:value-type="float" office:value="135846555">
                <text:p>135846555</text:p>
              </table:table-cell>
              <table:table-cell office:value-type="float" office:value="143534209">
                <text:p>143534209</text:p>
              </table:table-cell>
              <table:table-cell office:value-type="float" office:value="151506558">
                <text:p>151506558</text:p>
              </table:table-cell>
              <table:table-cell office:value-type="float" office:value="159768779">
                <text:p>159768779</text:p>
              </table:table-cell>
              <table:table-cell office:value-type="float" office:value="168326050">
                <text:p>168326050</text:p>
              </table:table-cell>
              <table:table-cell office:value-type="float" office:value="177183544">
                <text:p>177183544</text:p>
              </table:table-cell>
              <table:table-cell office:value-type="float" office:value="186346440">
                <text:p>186346440</text:p>
              </table:table-cell>
              <table:table-cell office:value-type="float" office:value="195819914">
                <text:p>195819914</text:p>
              </table:table-cell>
              <table:table-cell office:value-type="float" office:value="205609141">
                <text:p>205609141</text:p>
              </table:table-cell>
              <table:table-cell office:value-type="float" office:value="215719298">
                <text:p>215719298</text:p>
              </table:table-cell>
              <table:table-cell office:value-type="float" office:value="226155561">
                <text:p>226155561</text:p>
              </table:table-cell>
            </table:table-row>
            <table:table-row>
              <table:table-cell office:value-type="string">
                <text:p>TECH</text:p>
                <draw:g>
                  <svg:desc>Sheet1.B10:Sheet1.B10</svg:desc>
                </draw:g>
              </table:table-cell>
              <table:table-cell office:value-type="float" office:value="0">
                <text:p>0</text:p>
                <draw:g>
                  <svg:desc>Sheet1.D10:Sheet1.BP10</svg:desc>
                </draw:g>
              </table:table-cell>
              <table:table-cell office:value-type="float" office:value="208">
                <text:p>208</text:p>
              </table:table-cell>
              <table:table-cell office:value-type="float" office:value="1657">
                <text:p>1657</text:p>
              </table:table-cell>
              <table:table-cell office:value-type="float" office:value="5591">
                <text:p>5591</text:p>
              </table:table-cell>
              <table:table-cell office:value-type="float" office:value="13252">
                <text:p>13252</text:p>
              </table:table-cell>
              <table:table-cell office:value-type="float" office:value="25882">
                <text:p>25882</text:p>
              </table:table-cell>
              <table:table-cell office:value-type="float" office:value="44724">
                <text:p>44724</text:p>
              </table:table-cell>
              <table:table-cell office:value-type="float" office:value="71019">
                <text:p>71019</text:p>
              </table:table-cell>
              <table:table-cell office:value-type="float" office:value="106011">
                <text:p>106011</text:p>
              </table:table-cell>
              <table:table-cell office:value-type="float" office:value="150941">
                <text:p>150941</text:p>
              </table:table-cell>
              <table:table-cell office:value-type="float" office:value="207052">
                <text:p>207052</text:p>
              </table:table-cell>
              <table:table-cell office:value-type="float" office:value="275586">
                <text:p>275586</text:p>
              </table:table-cell>
              <table:table-cell office:value-type="float" office:value="357786">
                <text:p>357786</text:p>
              </table:table-cell>
              <table:table-cell office:value-type="float" office:value="454893">
                <text:p>454893</text:p>
              </table:table-cell>
              <table:table-cell office:value-type="float" office:value="568150">
                <text:p>568150</text:p>
              </table:table-cell>
              <table:table-cell office:value-type="float" office:value="698800">
                <text:p>698800</text:p>
              </table:table-cell>
              <table:table-cell office:value-type="float" office:value="848084">
                <text:p>848084</text:p>
              </table:table-cell>
              <table:table-cell office:value-type="float" office:value="1017245">
                <text:p>1017245</text:p>
              </table:table-cell>
              <table:table-cell office:value-type="float" office:value="1207525">
                <text:p>1207525</text:p>
              </table:table-cell>
              <table:table-cell office:value-type="float" office:value="1420167">
                <text:p>1420167</text:p>
              </table:table-cell>
              <table:table-cell office:value-type="float" office:value="1656413">
                <text:p>1656413</text:p>
              </table:table-cell>
              <table:table-cell office:value-type="float" office:value="1917505">
                <text:p>1917505</text:p>
              </table:table-cell>
              <table:table-cell office:value-type="float" office:value="2204686">
                <text:p>2204686</text:p>
              </table:table-cell>
              <table:table-cell office:value-type="float" office:value="2519197">
                <text:p>2519197</text:p>
              </table:table-cell>
              <table:table-cell office:value-type="float" office:value="2862282">
                <text:p>2862282</text:p>
              </table:table-cell>
              <table:table-cell office:value-type="float" office:value="3235182">
                <text:p>3235182</text:p>
              </table:table-cell>
              <table:table-cell office:value-type="float" office:value="3639139">
                <text:p>3639139</text:p>
              </table:table-cell>
              <table:table-cell office:value-type="float" office:value="4075397">
                <text:p>4075397</text:p>
              </table:table-cell>
              <table:table-cell office:value-type="float" office:value="4545197">
                <text:p>4545197</text:p>
              </table:table-cell>
              <table:table-cell office:value-type="float" office:value="5049782">
                <text:p>5049782</text:p>
              </table:table-cell>
              <table:table-cell office:value-type="float" office:value="5590394">
                <text:p>5590394</text:p>
              </table:table-cell>
              <table:table-cell office:value-type="float" office:value="6168275">
                <text:p>6168275</text:p>
              </table:table-cell>
              <table:table-cell office:value-type="float" office:value="6784667">
                <text:p>6784667</text:p>
              </table:table-cell>
              <table:table-cell office:value-type="float" office:value="7440814">
                <text:p>7440814</text:p>
              </table:table-cell>
              <table:table-cell office:value-type="float" office:value="8137957">
                <text:p>8137957</text:p>
              </table:table-cell>
              <table:table-cell office:value-type="float" office:value="8877338">
                <text:p>8877338</text:p>
              </table:table-cell>
              <table:table-cell office:value-type="float" office:value="9660200">
                <text:p>9660200</text:p>
              </table:table-cell>
              <table:table-cell office:value-type="float" office:value="10487785">
                <text:p>10487785</text:p>
              </table:table-cell>
              <table:table-cell office:value-type="float" office:value="11361336">
                <text:p>11361336</text:p>
              </table:table-cell>
              <table:table-cell office:value-type="float" office:value="12282094">
                <text:p>12282094</text:p>
              </table:table-cell>
              <table:table-cell office:value-type="float" office:value="13251303">
                <text:p>13251303</text:p>
              </table:table-cell>
              <table:table-cell office:value-type="float" office:value="14270204">
                <text:p>14270204</text:p>
              </table:table-cell>
              <table:table-cell office:value-type="float" office:value="15340039">
                <text:p>15340039</text:p>
              </table:table-cell>
              <table:table-cell office:value-type="float" office:value="16462052">
                <text:p>16462052</text:p>
              </table:table-cell>
              <table:table-cell office:value-type="float" office:value="17637484">
                <text:p>17637484</text:p>
              </table:table-cell>
              <table:table-cell office:value-type="float" office:value="18867578">
                <text:p>18867578</text:p>
              </table:table-cell>
              <table:table-cell office:value-type="float" office:value="20153575">
                <text:p>20153575</text:p>
              </table:table-cell>
              <table:table-cell office:value-type="float" office:value="21496719">
                <text:p>21496719</text:p>
              </table:table-cell>
              <table:table-cell office:value-type="float" office:value="22898251">
                <text:p>22898251</text:p>
              </table:table-cell>
              <table:table-cell office:value-type="float" office:value="24359414">
                <text:p>24359414</text:p>
              </table:table-cell>
              <table:table-cell office:value-type="float" office:value="25881450">
                <text:p>25881450</text:p>
              </table:table-cell>
              <table:table-cell office:value-type="float" office:value="27465602">
                <text:p>27465602</text:p>
              </table:table-cell>
              <table:table-cell office:value-type="float" office:value="29113112">
                <text:p>29113112</text:p>
              </table:table-cell>
              <table:table-cell office:value-type="float" office:value="30825222">
                <text:p>30825222</text:p>
              </table:table-cell>
              <table:table-cell office:value-type="float" office:value="32603174">
                <text:p>32603174</text:p>
              </table:table-cell>
              <table:table-cell office:value-type="float" office:value="34448210">
                <text:p>34448210</text:p>
              </table:table-cell>
              <table:table-cell office:value-type="float" office:value="36361574">
                <text:p>36361574</text:p>
              </table:table-cell>
              <table:table-cell office:value-type="float" office:value="38344507">
                <text:p>38344507</text:p>
              </table:table-cell>
              <table:table-cell office:value-type="float" office:value="40398252">
                <text:p>40398252</text:p>
              </table:table-cell>
              <table:table-cell office:value-type="float" office:value="42524051">
                <text:p>42524051</text:p>
              </table:table-cell>
              <table:table-cell office:value-type="float" office:value="44723146">
                <text:p>44723146</text:p>
              </table:table-cell>
              <table:table-cell office:value-type="float" office:value="46996780">
                <text:p>46996780</text:p>
              </table:table-cell>
              <table:table-cell office:value-type="float" office:value="49346194">
                <text:p>49346194</text:p>
              </table:table-cell>
              <table:table-cell office:value-type="float" office:value="51772632">
                <text:p>51772632</text:p>
              </table:table-cell>
              <table:table-cell office:value-type="float" office:value="54277335">
                <text:p>54277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